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A000000090CBFD8130AC9AA8C.png" manifest:media-type="image/png"/>
  <manifest:file-entry manifest:full-path="Pictures/1000059000000111000000EA42103FE9311A769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09*"/>
    </style:style>
    <style:style style:name="Table1.1" style:family="table-row">
      <style:table-row-properties style:min-row-height="0.45in" fo:background-color="transparent">
        <style:background-image/>
      </style:table-row-properties>
    </style:style>
    <style:style style:name="Table1.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style:vertical-align="middle" fo:background-color="#eeeeee" fo:padding="0.0382in" fo:border="0.5pt solid #000000" style:writing-mode="page">
        <style:background-image/>
      </style:table-cell-properties>
    </style:style>
    <style:style style:name="Table1.2" style:family="table-row">
      <style:table-row-properties style:min-row-height="0.45in"/>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row-height="1.6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99in" fo:margin-left="0in" fo:margin-top="0in" fo:margin-bottom="0.1in" table:align="left" fo:background-color="transparent">
        <style:background-image/>
      </style:table-properties>
    </style:style>
    <style:style style:name="Table3.A" style:family="table-column">
      <style:table-column-properties style:column-width="1.7278in"/>
    </style:style>
    <style:style style:name="Table3.B" style:family="table-column">
      <style:table-column-properties style:column-width="1.7285in"/>
    </style:style>
    <style:style style:name="Table3.C" style:family="table-column">
      <style:table-column-properties style:column-width="1.7375in"/>
    </style:style>
    <style:style style:name="Table3.D" style:family="table-column">
      <style:table-column-properties style:column-width="1.7361in"/>
    </style:style>
    <style:style style:name="Table3.1" style:family="table-row">
      <style:table-row-properties style:row-height="0.5799in"/>
    </style:style>
    <style:style style:name="Table3.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eeeee" fo:padding="0.0382in" fo:border="0.05pt solid #000000">
        <style:background-image/>
      </style:table-cell-properties>
    </style:style>
    <style:style style:name="Table3.2" style:family="table-row">
      <style:table-row-properties style:row-height="0.5799in" fo:background-color="transparent">
        <style:background-image/>
      </style:table-row-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style:vertical-align="middle" fo:padding="0.0382in" fo:border-left="0.05pt solid #000000" fo:border-right="none" fo:border-top="none" fo:border-bottom="0.05pt solid #000000"/>
    </style:style>
    <style:style style:name="Table3.C8" style:family="table-cell">
      <style:table-cell-properties style:vertical-align="middle" fo:padding="0.0382in" fo:border-left="0.05pt solid #000000" fo:border-right="none" fo:border-top="none" fo:border-bottom="0.05pt solid #000000"/>
    </style:style>
    <style:style style:name="Table3.D8" style:family="table-cell">
      <style:table-cell-properties style:vertical-align="middle"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style:vertical-align="middle" fo:padding="0.0382in" fo:border-left="0.05pt solid #000000" fo:border-right="none" fo:border-top="none" fo:border-bottom="0.05pt solid #000000"/>
    </style:style>
    <style:style style:name="Table3.C9" style:family="table-cell">
      <style:table-cell-properties style:vertical-align="middle" fo:padding="0.0382in" fo:border-left="0.05pt solid #000000" fo:border-right="none" fo:border-top="none" fo:border-bottom="0.05pt solid #000000"/>
    </style:style>
    <style:style style:name="Table3.D9" style:family="table-cell">
      <style:table-cell-properties style:vertical-align="middle"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style:vertical-align="middle" fo:padding="0.0382in" fo:border-left="0.05pt solid #000000" fo:border-right="none" fo:border-top="none" fo:border-bottom="0.05pt solid #000000"/>
    </style:style>
    <style:style style:name="Table3.C10" style:family="table-cell">
      <style:table-cell-properties style:vertical-align="middle" fo:padding="0.0382in" fo:border-left="0.05pt solid #000000" fo:border-right="none" fo:border-top="none" fo:border-bottom="0.05pt solid #000000"/>
    </style:style>
    <style:style style:name="Table3.D10" style:family="table-cell">
      <style:table-cell-properties style:vertical-align="middle"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style:vertical-align="middle" fo:padding="0.0382in" fo:border-left="0.05pt solid #000000" fo:border-right="none" fo:border-top="none" fo:border-bottom="0.05pt solid #000000"/>
    </style:style>
    <style:style style:name="Table3.C11" style:family="table-cell">
      <style:table-cell-properties style:vertical-align="middle" fo:padding="0.0382in" fo:border-left="0.05pt solid #000000" fo:border-right="none" fo:border-top="none" fo:border-bottom="0.05pt solid #000000"/>
    </style:style>
    <style:style style:name="Table3.D11"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fo:margin-top="0.1in" fo:margin-bottom="0.1in" table:align="margins" fo:background-color="transparent">
        <style:background-image/>
      </style:table-properties>
    </style:style>
    <style:style style:name="Table7.A" style:family="table-column">
      <style:table-column-properties style:column-width="2.7097in" style:rel-column-width="25643*"/>
    </style:style>
    <style:style style:name="Table7.B" style:family="table-column">
      <style:table-column-properties style:column-width="1.5021in" style:rel-column-width="14215*"/>
    </style:style>
    <style:style style:name="Table7.C" style:family="table-column">
      <style:table-column-properties style:column-width="2.7132in" style:rel-column-width="25677*"/>
    </style:style>
    <style:style style:name="Table7.1" style:family="table-row">
      <style:table-row-properties style:row-height="0.5299in" fo:background-color="transparent">
        <style:background-image/>
      </style:table-row-properties>
    </style:style>
    <style:style style:name="Table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eeeeee" fo:padding="0.0382in" fo:border="0.05pt solid #000000">
        <style:background-image/>
      </style:table-cell-properties>
    </style:style>
    <style:style style:name="Table7.2" style:family="table-row">
      <style:table-row-properties style:row-height="0.5in"/>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3" style:family="table-row">
      <style:table-row-properties style:row-height="0.5in"/>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4" style:family="table-row">
      <style:table-row-properties style:row-height="0.5in"/>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5" style:family="table-row">
      <style:table-row-properties style:row-height="0.5in"/>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6" style:family="table-row">
      <style:table-row-properties style:row-height="0.5in"/>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7.7" style:family="table-row">
      <style:table-row-properties style:row-height="0.5in"/>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style:vertical-align="middle" fo:padding="0.0382in" fo:border-left="0.05pt solid #000000" fo:border-right="0.05pt solid #000000" fo:border-top="none" fo:border-bottom="0.05pt solid #000000"/>
    </style:style>
    <style:style style:name="Table7.8" style:family="table-row">
      <style:table-row-properties style:row-height="0.5in"/>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style:vertical-align="middle" fo:padding="0.0382in" fo:border-left="0.05pt solid #000000" fo:border-right="0.05pt solid #000000" fo:border-top="none" fo:border-bottom="0.05pt solid #000000"/>
    </style:style>
    <style:style style:name="Table7.9" style:family="table-row">
      <style:table-row-properties style:row-height="0.5in"/>
    </style:style>
    <style:style style:name="Table7.A9" style:family="table-cell">
      <style:table-cell-properties style:vertical-align="middle" fo:padding="0.0382in" fo:border-left="0.05pt solid #000000" fo:border-right="none"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style:vertical-align="middle" fo:padding="0.0382in" fo:border-left="0.05pt solid #000000" fo:border-right="0.05pt solid #000000" fo:border-top="none" fo:border-bottom="0.05pt solid #000000"/>
    </style:style>
    <style:style style:name="Table7.10" style:family="table-row">
      <style:table-row-properties style:row-height="0.5in"/>
    </style:style>
    <style:style style:name="Table7.A10" style:family="table-cell">
      <style:table-cell-properties style:vertical-align="middle" fo:padding="0.0382in" fo:border-left="0.05pt solid #000000" fo:border-right="none"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2.75in" table:align="right"/>
    </style:style>
    <style:style style:name="Table6.A" style:family="table-column">
      <style:table-column-properties style:column-width="1.375in"/>
    </style:style>
    <style:style style:name="Table6.1" style:family="table-row">
      <style:table-row-properties style:row-height="0.5in"/>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margin-top="0in" fo:margin-bottom="0in" style:contextual-spacing="false" fo:line-height="100%" fo:text-align="justify" style:justify-single-word="false">
        <style:tab-stops/>
      </style:paragraph-properties>
      <style:text-properties style:text-position="0% 100%" style:font-name="CMU Serif" fo:font-size="13pt" style:text-underline-style="none" officeooo:rsid="011f6413" officeooo:paragraph-rsid="011f6413" style:font-size-asian="13pt" style:font-size-complex="13pt"/>
    </style:style>
    <style:style style:name="P2" style:family="paragraph" style:parent-style-name="Standard">
      <style:paragraph-properties fo:margin-top="0in" fo:margin-bottom="0in" style:contextual-spacing="false" fo:line-height="100%" fo:text-align="justify" style:justify-single-word="false">
        <style:tab-stops/>
      </style:paragraph-properties>
      <style:text-properties style:text-position="0% 100%" style:font-name="CMU Serif" fo:font-size="13pt" fo:font-style="normal" style:text-underline-style="none" fo:font-weight="normal" officeooo:rsid="0060753e" officeooo:paragraph-rsid="0112c5fe" style:font-size-asian="13pt" style:font-style-asian="normal" style:font-weight-asian="normal" style:font-size-complex="13pt" style:font-style-complex="normal" style:font-weight-complex="normal"/>
    </style:style>
    <style:style style:name="P3" style:family="paragraph" style:parent-style-name="Table_20_Contents">
      <style:paragraph-properties fo:margin-top="0in" fo:margin-bottom="0in" style:contextual-spacing="false" fo:line-height="100%" fo:text-align="center" style:justify-single-word="false"/>
      <style:text-properties style:font-name="CMU Serif" fo:font-size="13pt" officeooo:rsid="00a26c9c" officeooo:paragraph-rsid="0112c5fe" style:font-size-asian="13pt" style:font-size-complex="13pt"/>
    </style:style>
    <style:style style:name="P4" style:family="paragraph" style:parent-style-name="Table_20_Contents">
      <style:paragraph-properties fo:margin-top="0in" fo:margin-bottom="0in" style:contextual-spacing="false" fo:line-height="100%" fo:text-align="center" style:justify-single-word="false"/>
      <style:text-properties style:font-name="CMU Serif" fo:font-size="13pt" officeooo:rsid="01031ece" officeooo:paragraph-rsid="0112c5fe" style:font-size-asian="13pt" style:font-size-complex="13pt"/>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0ef6a" officeooo:paragraph-rsid="0010ef6a" style:font-size-asian="13pt" style:font-size-complex="13pt"/>
    </style:style>
    <style:style style:name="P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0ef6a" officeooo:paragraph-rsid="00af168a" style:font-size-asian="13pt" style:font-size-complex="13pt"/>
    </style:style>
    <style:style style:name="P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0ef6a" officeooo:paragraph-rsid="017efb79" style:font-size-asian="13pt" style:font-size-complex="13pt"/>
    </style:style>
    <style:style style:name="P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a3fc8" officeooo:paragraph-rsid="011a581c" style:font-size-asian="13pt" style:font-size-complex="13pt"/>
    </style:style>
    <style:style style:name="P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11a581c" officeooo:paragraph-rsid="011a581c" style:font-size-asian="13pt" style:font-size-complex="13pt"/>
    </style:style>
    <style:style style:name="P1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f9fe5" officeooo:paragraph-rsid="0010ef6a" style:font-size-asian="13pt" style:font-size-complex="13pt"/>
    </style:style>
    <style:style style:name="P1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164bc14" style:font-size-asian="13pt" style:font-size-complex="13pt"/>
    </style:style>
    <style:style style:name="P1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fo:font-style="italic" style:text-underline-style="none" fo:font-weight="normal" officeooo:rsid="00cb4137" officeooo:paragraph-rsid="014daace"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5ad699" officeooo:paragraph-rsid="0164bc14" style:font-size-asian="13pt" style:font-style-asian="italic" style:font-size-complex="13pt" style:font-style-complex="italic"/>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70ea7" officeooo:paragraph-rsid="0164bc14" style:font-size-asian="13pt" style:font-style-asian="italic" style:font-size-complex="13pt" style:font-style-complex="italic"/>
    </style:style>
    <style:style style:name="P1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164bc14" style:font-size-asian="13pt" style:font-style-asian="italic" style:font-size-complex="13pt" style:font-style-complex="italic"/>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164bc14" style:font-name-asian="CMU Serif" style:font-size-asian="13pt" style:font-style-asian="italic" style:font-size-complex="13pt" style:font-style-complex="italic"/>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5ad699" officeooo:paragraph-rsid="0164bc14" style:font-name-asian="CMU Serif" style:font-size-asian="13pt" style:font-style-asian="italic" style:font-size-complex="13pt" style:font-style-complex="italic"/>
    </style:style>
    <style:style style:name="P1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0ef6a" officeooo:paragraph-rsid="0010ef6a" style:font-size-asian="13pt" style:font-size-complex="13pt"/>
    </style:style>
    <style:style style:name="P1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164bc14" style:font-name-asian="CMU Serif" style:font-size-asian="13pt" style:font-size-complex="13pt"/>
    </style:style>
    <style:style style:name="P2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010ef6a" style:font-size-asian="13pt" style:font-size-complex="13pt"/>
    </style:style>
    <style:style style:name="P2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164bc14" style:font-size-asian="13pt" style:font-size-complex="13pt"/>
    </style:style>
    <style:style style:name="P2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164bc14" style:font-size-asian="13pt" style:font-style-asian="normal" style:font-size-complex="13pt" style:font-style-complex="normal"/>
    </style:style>
    <style:style style:name="P2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08d36e2" officeooo:paragraph-rsid="0164bc14"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164bc14" style:font-name-asian="CMU Serif" style:font-size-asian="13pt" style:font-style-asian="normal" style:font-size-complex="13pt" style:font-style-complex="normal"/>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164bc14" style:font-name-asian="CMU Serif" style:font-size-asian="13pt" style:font-size-complex="13pt"/>
    </style:style>
    <style:style style:name="P2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164bc14" officeooo:paragraph-rsid="0164bc14" style:font-name-asian="CMU Serif" style:font-size-asian="13pt" style:font-size-complex="13pt"/>
    </style:style>
    <style:style style:name="P2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10ef6a" officeooo:paragraph-rsid="0164bc14" style:font-size-asian="22pt" style:font-size-complex="22pt"/>
    </style:style>
    <style:style style:name="P2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13ab3b" officeooo:paragraph-rsid="0164bc14" style:font-name-asian="CMU Serif" style:font-size-asian="22pt" style:font-size-complex="22pt"/>
    </style:style>
    <style:style style:name="P2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11a581c"/>
    </style:style>
    <style:style style:name="P3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paragraph-properties>
      <style:text-properties style:text-position="0% 100%" style:font-name="CMU Serif" fo:font-size="13pt" fo:font-style="normal" style:text-underline-style="none" fo:font-weight="normal" officeooo:rsid="0060753e" officeooo:paragraph-rsid="010e3253" style:font-size-asian="13pt" style:font-style-asian="normal" style:font-weight-asian="normal" style:font-size-complex="13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fo:font-style="normal" style:text-underline-style="none" fo:font-weight="normal" officeooo:rsid="00e4ab61" officeooo:paragraph-rsid="005be3a4" style:font-size-asian="13pt" style:font-style-asian="normal" style:font-weight-asian="normal" style:font-size-complex="13pt"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fo:font-style="normal" style:text-underline-style="none" fo:font-weight="normal" officeooo:rsid="0010ef6a" officeooo:paragraph-rsid="017efb79" style:font-size-asian="13pt" style:font-style-asian="normal" style:font-weight-asian="normal" style:font-size-complex="13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38e88f" officeooo:paragraph-rsid="010d9746" style:font-size-asian="13pt" style:font-size-complex="13pt"/>
    </style:style>
    <style:style style:name="P3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38e88f" officeooo:paragraph-rsid="00d6c99c" style:font-size-asian="13pt" style:font-size-complex="13pt"/>
    </style:style>
    <style:style style:name="P3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38e88f" officeooo:paragraph-rsid="00cb4137" style:font-size-asian="13pt" style:font-size-complex="13pt"/>
    </style:style>
    <style:style style:name="P3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cb4137" officeooo:paragraph-rsid="00cb4137" style:font-size-asian="13pt" style:font-size-complex="13pt"/>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cb4137" officeooo:paragraph-rsid="00ed079f" style:font-size-asian="13pt" style:font-size-complex="13pt"/>
    </style:style>
    <style:style style:name="P3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18a256" officeooo:paragraph-rsid="0018a256" style:font-size-asian="13pt" style:font-size-complex="13pt"/>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18a256" officeooo:paragraph-rsid="00cb4137" style:font-size-asian="13pt" style:font-size-complex="13pt"/>
    </style:style>
    <style:style style:name="P4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010ef6a" officeooo:paragraph-rsid="0013a6b6" style:font-size-asian="13pt" style:font-size-complex="13pt"/>
    </style:style>
    <style:style style:name="P4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officeooo:rsid="017869cd" officeooo:paragraph-rsid="017c95db" style:font-size-asian="13pt" style:font-size-complex="13pt"/>
    </style:style>
    <style:style style:name="P4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3pt" style:text-underline-style="none" fo:font-weight="bold" officeooo:rsid="00620c85" officeooo:paragraph-rsid="0177c2e8" style:font-size-asian="13pt" style:font-weight-asian="bold" style:font-size-complex="13pt" style:font-weight-complex="bold"/>
    </style:style>
    <style:style style:name="P4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2pt" style:text-underline-style="solid" style:text-underline-width="auto" style:text-underline-color="font-color" officeooo:rsid="001c17ea" officeooo:paragraph-rsid="012e720a" style:font-size-asian="12pt" style:font-size-complex="12pt"/>
    </style:style>
    <style:style style:name="P4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2pt" fo:font-style="normal" style:text-underline-style="solid" style:text-underline-width="auto" style:text-underline-color="font-color" officeooo:rsid="01198abb" officeooo:paragraph-rsid="012e720a" style:font-size-asian="12pt" style:font-style-asian="normal" style:font-size-complex="12pt" style:font-style-complex="normal"/>
    </style:style>
    <style:style style:name="P4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2pt" fo:font-style="normal" style:text-underline-style="none" officeooo:rsid="00e02a98" officeooo:paragraph-rsid="014c4c87" style:font-size-asian="12pt" style:font-style-asian="normal" style:font-size-complex="12pt" style:font-style-complex="normal"/>
    </style:style>
    <style:style style:name="P4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tab-stop style:position="0.6165in"/>
        </style:tab-stops>
      </style:paragraph-properties>
      <style:text-properties style:text-position="0% 100%" style:font-name="CMU Serif" fo:font-size="12pt" fo:font-style="normal" style:text-underline-style="none" officeooo:rsid="00e02a98" officeooo:paragraph-rsid="012e720a" style:font-size-asian="12pt" style:font-style-asian="normal" style:font-size-complex="12pt" style:font-style-complex="normal"/>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tab-stop style:position="0.6165in"/>
        </style:tab-stops>
      </style:paragraph-properties>
      <style:text-properties style:text-position="0% 100%" style:font-name="CMU Serif" fo:font-size="12pt" style:text-underline-style="none" officeooo:rsid="0018a256" officeooo:paragraph-rsid="01321e0d" style:font-size-asian="12pt" style:font-size-complex="12pt"/>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text-position="0% 100%" style:font-name="CMU Serif" fo:font-size="10pt" fo:font-style="normal" style:text-underline-style="none" fo:font-weight="normal" officeooo:rsid="001c17ea" officeooo:paragraph-rsid="012e720a" style:font-size-asian="8.75pt" style:font-style-asian="normal" style:font-weight-asian="normal" style:font-size-complex="10pt" style:font-style-complex="normal" style:font-weight-complex="normal"/>
    </style:style>
    <style:style style:name="P4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ab-stops>
          <style:tab-stop style:position="0.6165in"/>
        </style:tab-stops>
      </style:paragraph-properties>
      <style:text-properties style:text-position="0% 100%" style:font-name="CMU Serif" fo:font-size="10pt" fo:font-style="normal" style:text-underline-style="none" fo:font-weight="bold" officeooo:rsid="00e4ab61" officeooo:paragraph-rsid="012e720a" style:font-size-asian="8.75pt" style:font-style-asian="normal" style:font-weight-asian="bold" style:font-size-complex="10pt" style:font-style-complex="normal" style:font-weight-complex="bold"/>
    </style:style>
    <style:style style:name="P50"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style:text-underline-style="none" officeooo:rsid="015dd052" officeooo:paragraph-rsid="0163174f" style:font-size-asian="13pt" style:font-size-complex="13pt"/>
    </style:style>
    <style:style style:name="P51"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20pt" style:text-underline-style="solid" style:text-underline-width="auto" style:text-underline-color="font-color" officeooo:rsid="0013ab3b" officeooo:paragraph-rsid="0013ab3b" style:font-size-asian="20pt" style:font-size-complex="20pt"/>
    </style:style>
    <style:style style:name="P52"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officeooo:paragraph-rsid="0137f7e6"/>
    </style:style>
    <style:style style:name="P53"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officeooo:paragraph-rsid="00e4ab61"/>
    </style:style>
    <style:style style:name="P54"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officeooo:paragraph-rsid="013bd525"/>
    </style:style>
    <style:style style:name="P5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officeooo:paragraph-rsid="012e720a" style:font-size-asian="12pt" style:font-size-complex="12pt"/>
    </style:style>
    <style:style style:name="P5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officeooo:rsid="0122851d" officeooo:paragraph-rsid="012e720a" style:font-size-asian="12pt" style:font-size-complex="12pt"/>
    </style:style>
    <style:style style:name="P57"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officeooo:rsid="010d6816" officeooo:paragraph-rsid="012e720a" style:font-size-asian="12pt" style:font-size-complex="12pt"/>
    </style:style>
    <style:style style:name="P58"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style:text-underline-style="none" officeooo:rsid="0122851d" officeooo:paragraph-rsid="012e720a" style:font-size-asian="12pt" style:font-size-complex="12pt"/>
    </style:style>
    <style:style style:name="P59"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fo:font-weight="normal" officeooo:rsid="0013ab3b" officeooo:paragraph-rsid="012e720a" style:font-size-asian="12pt" style:font-weight-asian="normal" style:font-size-complex="12pt" style:font-weight-complex="normal"/>
    </style:style>
    <style:style style:name="P60"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fo:font-weight="normal" officeooo:rsid="01144366" officeooo:paragraph-rsid="012e720a" style:font-size-asian="12pt" style:font-weight-asian="normal" style:font-size-complex="12pt" style:font-weight-complex="normal"/>
    </style:style>
    <style:style style:name="P61"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2pt" fo:font-weight="normal" officeooo:rsid="011f3405" officeooo:paragraph-rsid="012e720a" style:font-size-asian="12pt" style:font-weight-asian="normal" style:font-size-complex="12pt" style:font-weight-complex="normal"/>
    </style:style>
    <style:style style:name="P62"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style:font-size-asian="13pt" style:font-size-complex="13pt"/>
    </style:style>
    <style:style style:name="P63"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1452da" officeooo:paragraph-rsid="001452da" style:font-size-asian="13pt" style:font-size-complex="13pt"/>
    </style:style>
    <style:style style:name="P6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1452da" officeooo:paragraph-rsid="0014b7c5" style:font-size-asian="13pt" style:font-size-complex="13pt"/>
    </style:style>
    <style:style style:name="P6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5be3a4" officeooo:paragraph-rsid="005be3a4" style:font-size-asian="13pt" style:font-size-complex="13pt"/>
    </style:style>
    <style:style style:name="P6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150568f" officeooo:paragraph-rsid="0150568f" style:font-size-asian="13pt" style:font-size-complex="13pt"/>
    </style:style>
    <style:style style:name="P67"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78dd3b" officeooo:paragraph-rsid="0078dd3b" style:font-size-asian="13pt" style:font-size-complex="13pt"/>
    </style:style>
    <style:style style:name="P68"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14b7c5" officeooo:paragraph-rsid="0014b7c5" style:font-size-asian="13pt" style:font-size-complex="13pt"/>
    </style:style>
    <style:style style:name="P69"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4c16d" officeooo:paragraph-rsid="0014c16d" style:font-size-asian="13pt" style:font-size-complex="13pt"/>
    </style:style>
    <style:style style:name="P70"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17329aa" officeooo:paragraph-rsid="017329aa" style:font-size-asian="13pt" style:font-size-complex="13pt"/>
    </style:style>
    <style:style style:name="P71"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17f7e11" officeooo:paragraph-rsid="017f7e11" style:font-size-asian="13pt" style:font-size-complex="13pt"/>
    </style:style>
    <style:style style:name="P72" style:family="paragraph" style:parent-style-name="Standard">
      <loext:graphic-properties draw:fill="none"/>
      <style:paragraph-properties fo:margin-left="0in" fo:margin-right="0in" fo:margin-top="0in" fo:margin-bottom="0in" style:contextual-spacing="false" fo:line-height="100%" fo:text-align="justify" style:justify-single-word="false" fo:text-indent="0in" style:auto-text-indent="false" fo:background-color="transparent" text:number-lines="false" text:line-number="0"/>
      <style:text-properties style:text-position="0% 100%" style:font-name="CMU Serif" fo:font-size="12pt" fo:font-style="normal" style:text-underline-style="none" officeooo:rsid="001c17ea" officeooo:paragraph-rsid="012e720a" style:font-size-asian="12pt" style:font-style-asian="normal" style:font-size-complex="12pt" style:font-style-complex="normal"/>
    </style:style>
    <style:style style:name="P73" style:family="paragraph" style:parent-style-name="Standard">
      <loext:graphic-properties draw:fill="none"/>
      <style:paragraph-properties fo:margin-left="0in" fo:margin-right="0in" fo:margin-top="0in" fo:margin-bottom="0in" style:contextual-spacing="false" fo:line-height="100%" fo:text-align="justify" style:justify-single-word="false" fo:text-indent="0in" style:auto-text-indent="false" fo:background-color="transparent" text:number-lines="false" text:line-number="0"/>
      <style:text-properties style:text-position="0% 100%" style:font-name="CMU Serif" fo:font-size="12pt" fo:font-style="normal" style:text-underline-style="none" officeooo:rsid="0054ea67" officeooo:paragraph-rsid="01321e0d" style:font-size-asian="12pt" style:font-style-asian="normal" style:font-size-complex="12pt" style:font-style-complex="normal"/>
    </style:style>
    <style:style style:name="P74"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text-indent="0in" style:auto-text-indent="false" style:page-number="auto" fo:background-color="transparent" text:number-lines="false" text:line-number="0"/>
      <style:text-properties style:text-position="0% 100%" style:font-name="CMU Serif" fo:font-size="10pt" fo:font-style="normal" style:text-underline-style="none" fo:font-weight="bold" officeooo:rsid="00b6cdcc" officeooo:paragraph-rsid="012e720a" style:font-size-asian="8.75pt" style:font-style-asian="normal" style:font-weight-asian="bold" style:font-size-complex="10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fo:font-variant="normal" fo:text-transform="none" style:font-name="CMU Serif" fo:font-size="13pt" officeooo:paragraph-rsid="0078dd3b" style:font-size-asian="13pt" style:font-size-complex="13pt"/>
    </style:style>
    <style:style style:name="P76"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text-properties fo:font-variant="normal" fo:text-transform="none" style:font-name="CMU Serif" fo:font-size="13pt" fo:language="en" fo:country="US" fo:font-style="normal" style:text-underline-style="none" fo:font-weight="normal" officeooo:rsid="01031ece" officeooo:paragraph-rsid="0078dd3b" style:font-size-asian="13pt" style:font-size-complex="13pt"/>
    </style:style>
    <style:style style:name="P77" style:family="paragraph" style:parent-style-name="Standard">
      <style:paragraph-properties fo:margin-left="0in" fo:margin-right="0in" fo:margin-top="0.1in" fo:margin-bottom="0.1in" style:contextual-spacing="false" fo:line-height="100%" fo:text-align="justify" style:justify-single-word="false" fo:text-indent="0in" style:auto-text-indent="false"/>
      <style:text-properties style:font-name="CMU Serif" fo:font-size="13pt" style:text-underline-style="none" fo:font-weight="normal" officeooo:rsid="0013ab3b" officeooo:paragraph-rsid="0013ab3b" style:font-size-asian="13pt" style:font-weight-asian="normal" style:font-size-complex="13pt" style:font-weight-complex="normal"/>
    </style:style>
    <style:style style:name="P78" style:family="paragraph" style:parent-style-name="Standard">
      <style:paragraph-properties fo:margin-left="0in" fo:margin-right="0in" fo:margin-top="0in" fo:margin-bottom="0.1in" style:contextual-spacing="false" fo:line-height="100%" fo:text-align="justify" style:justify-single-word="false" fo:text-indent="0in" style:auto-text-indent="false" fo:break-before="page"/>
      <style:text-properties style:font-name="CMU Serif" fo:font-size="20pt" style:text-underline-style="solid" style:text-underline-width="auto" style:text-underline-color="font-color" officeooo:rsid="0010ef6a" officeooo:paragraph-rsid="0010ef6a" style:font-size-asian="20pt" style:font-size-complex="20pt"/>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164bc14" style:font-name-asian="CMU Seri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164bc14" style:font-name-asian="CMU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164bc14"/>
    </style:style>
    <style:style style:name="P83" style:family="paragraph" style:parent-style-name="Standard" style:list-style-name="L2">
      <style:paragraph-properties fo:margin-top="0.1in" fo:margin-bottom="0in" style:contextual-spacing="false" fo:line-height="100%" fo:text-align="justify" style:justify-single-word="false"/>
      <style:text-properties style:font-name="CMU Serif" officeooo:rsid="015dd052" officeooo:paragraph-rsid="015dd052"/>
    </style:style>
    <style:style style:name="P84" style:family="paragraph" style:parent-style-name="Standard" style:list-style-name="L2">
      <style:paragraph-properties fo:margin-top="0.1in" fo:margin-bottom="0in" style:contextual-spacing="false" fo:line-height="100%" fo:text-align="justify" style:justify-single-word="false"/>
      <style:text-properties officeooo:paragraph-rsid="015f0eca"/>
    </style:style>
    <style:style style:name="P85" style:family="paragraph" style:parent-style-name="Standard" style:list-style-name="L3">
      <style:paragraph-properties fo:margin-top="0in" fo:margin-bottom="0in" style:contextual-spacing="false" fo:line-height="150%" fo:text-align="justify" style:justify-single-word="false">
        <style:tab-stops/>
      </style:paragraph-properties>
      <style:text-properties style:text-position="0% 100%" style:font-name="CMU Serif" fo:font-size="13pt" style:text-underline-style="none" officeooo:rsid="00e21f82" officeooo:paragraph-rsid="017efb79" style:font-size-asian="13pt" style:font-size-complex="13pt"/>
    </style:style>
    <style:style style:name="P86" style:family="paragraph" style:parent-style-name="Standard" style:list-style-name="L4">
      <style:paragraph-properties fo:margin-top="0in" fo:margin-bottom="0in" style:contextual-spacing="false" fo:line-height="150%" fo:text-align="justify" style:justify-single-word="false">
        <style:tab-stops/>
      </style:paragraph-properties>
      <style:text-properties officeooo:paragraph-rsid="0156b4cc"/>
    </style:style>
    <style:style style:name="P87" style:family="paragraph" style:parent-style-name="Standard" style:list-style-name="L3">
      <style:paragraph-properties fo:margin-top="0in" fo:margin-bottom="0in" style:contextual-spacing="false" fo:line-height="150%" fo:text-align="justify" style:justify-single-word="false">
        <style:tab-stops/>
      </style:paragraph-properties>
      <style:text-properties officeooo:paragraph-rsid="011f6413"/>
    </style:style>
    <style:style style:name="P88" style:family="paragraph" style:parent-style-name="Standard" style:list-style-name="L5">
      <style:paragraph-properties fo:margin-top="0in" fo:margin-bottom="0in" style:contextual-spacing="false" fo:line-height="150%" fo:text-align="justify" style:justify-single-word="false">
        <style:tab-stops/>
      </style:paragraph-properties>
      <style:text-properties officeooo:paragraph-rsid="0156b4cc"/>
    </style:style>
    <style:style style:name="P89" style:family="paragraph" style:parent-style-name="Standard" style:list-style-name="L6">
      <style:paragraph-properties fo:margin-top="0in" fo:margin-bottom="0in" style:contextual-spacing="false" fo:line-height="150%" fo:text-align="justify" style:justify-single-word="false">
        <style:tab-stops/>
      </style:paragraph-properties>
      <style:text-properties officeooo:paragraph-rsid="011f6413"/>
    </style:style>
    <style:style style:name="P90" style:family="paragraph" style:parent-style-name="Text_20_body" style:list-style-name="L1">
      <loext:graphic-properties draw:fill="none" draw:fill-color="#ffffff"/>
      <style:paragraph-properties style:line-height-at-least="0.198in" fo:text-align="justify" style:justify-single-word="false" fo:background-color="transparent" fo:padding="0in" fo:border="none"/>
    </style:style>
    <style:style style:name="P91" style:family="paragraph" style:parent-style-name="Text_20_body" style:list-style-name="L1">
      <loext:graphic-properties draw:fill="none" draw:fill-color="#ffffff"/>
      <style:paragraph-properties style:line-height-at-least="0.198in" fo:text-align="justify" style:justify-single-word="false" fo:background-color="transparent" fo:padding="0in" fo:border="none"/>
      <style:text-properties fo:font-variant="normal" fo:text-transform="none" style:font-name="CMU Serif" fo:font-size="13pt" fo:language="en" fo:country="US" fo:font-style="normal" fo:font-weight="normal" style:font-size-asian="13pt" style:font-size-complex="13pt"/>
    </style:style>
    <style:style style:name="P9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officeooo:rsid="001c17ea" style:font-weight-asian="bold" style:font-weight-complex="bold"/>
    </style:style>
    <style:style style:name="T3" style:family="text">
      <style:text-properties style:text-underline-style="none" fo:font-weight="normal" officeooo:rsid="001c17ea" style:font-weight-asian="normal" style:font-weight-complex="normal"/>
    </style:style>
    <style:style style:name="T4" style:family="text">
      <style:text-properties style:text-underline-style="none" officeooo:rsid="00a26c9c"/>
    </style:style>
    <style:style style:name="T5" style:family="text">
      <style:text-properties style:text-underline-style="none" officeooo:rsid="00f49f54"/>
    </style:style>
    <style:style style:name="T6" style:family="text">
      <style:text-properties style:text-underline-style="none" officeooo:rsid="001c17ea"/>
    </style:style>
    <style:style style:name="T7" style:family="text">
      <style:text-properties style:text-underline-style="none" officeooo:rsid="012e720a"/>
    </style:style>
    <style:style style:name="T8" style:family="text">
      <style:text-properties style:text-underline-style="none" officeooo:rsid="0134768c"/>
    </style:style>
    <style:style style:name="T9" style:family="text">
      <style:text-properties style:text-underline-style="none" officeooo:rsid="0146b456"/>
    </style:style>
    <style:style style:name="T10" style:family="text">
      <style:text-properties fo:font-weight="bold" style:font-weight-asian="bold" style:font-weight-complex="bold"/>
    </style:style>
    <style:style style:name="T11" style:family="text">
      <style:text-properties fo:font-weight="bold" officeooo:rsid="00b551c6" style:font-weight-asian="bold" style:font-weight-complex="bold"/>
    </style:style>
    <style:style style:name="T12" style:family="text">
      <style:text-properties fo:font-weight="bold" officeooo:rsid="00620c85" style:font-weight-asian="bold" style:font-weight-complex="bold"/>
    </style:style>
    <style:style style:name="T13" style:family="text">
      <style:text-properties fo:font-weight="bold" officeooo:rsid="001452da"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c17ea" style:font-weight-asian="normal" style:font-weight-complex="normal"/>
    </style:style>
    <style:style style:name="T16" style:family="text">
      <style:text-properties fo:font-weight="normal" officeooo:rsid="00e4ab61" style:font-weight-asian="normal" style:font-weight-complex="normal"/>
    </style:style>
    <style:style style:name="T17" style:family="text">
      <style:text-properties fo:font-weight="normal" officeooo:rsid="00e5dce6" style:font-weight-asian="normal" style:font-weight-complex="normal"/>
    </style:style>
    <style:style style:name="T18" style:family="text">
      <style:text-properties fo:font-weight="normal" officeooo:rsid="0137f7e6" style:font-weight-asian="normal" style:font-weight-complex="normal"/>
    </style:style>
    <style:style style:name="T19" style:family="text">
      <style:text-properties fo:font-weight="normal" officeooo:rsid="014c4c87" style:font-weight-asian="normal" style:font-weight-complex="normal"/>
    </style:style>
    <style:style style:name="T20" style:family="text">
      <style:text-properties fo:font-weight="normal" officeooo:rsid="016d6b16" style:font-weight-asian="normal" style:font-weight-complex="normal"/>
    </style:style>
    <style:style style:name="T21" style:family="text">
      <style:text-properties style:text-position="super 58%" style:font-name="CMU Serif" fo:font-size="13pt" style:text-underline-style="none" officeooo:rsid="011f6413" style:font-size-asian="13pt" style:font-size-complex="13pt"/>
    </style:style>
    <style:style style:name="T22" style:family="text">
      <style:text-properties style:text-position="super 58%" style:font-name="CMU Serif" fo:font-size="13pt" style:text-underline-style="none" officeooo:rsid="0038e88f" style:font-size-asian="13pt" style:font-size-complex="13pt"/>
    </style:style>
    <style:style style:name="T23" style:family="text">
      <style:text-properties style:text-position="super 58%" style:font-name="CMU Serif" fo:font-size="13pt" style:text-underline-style="none" fo:font-weight="normal" officeooo:rsid="007e60e0" style:font-size-asian="13pt" style:font-weight-asian="normal" style:font-size-complex="13pt" style:font-weight-complex="normal"/>
    </style:style>
    <style:style style:name="T24" style:family="text">
      <style:text-properties style:text-position="super 58%" style:font-name="CMU Serif" fo:font-size="13pt" style:text-underline-style="none" fo:font-weight="normal" officeooo:rsid="0156b4cc" style:font-size-asian="13pt" style:font-weight-asian="normal" style:font-size-complex="13pt" style:font-weight-complex="normal"/>
    </style:style>
    <style:style style:name="T25" style:family="text">
      <style:text-properties style:text-position="super 58%" style:font-name="CMU Serif" fo:font-size="13pt" style:text-underline-style="none" fo:font-weight="normal" officeooo:rsid="0137f7e6" style:font-size-asian="13pt" style:font-weight-asian="normal" style:font-size-complex="13pt" style:font-weight-complex="normal"/>
    </style:style>
    <style:style style:name="T26" style:family="text">
      <style:text-properties style:text-position="super 58%" fo:font-weight="normal" officeooo:rsid="0137f7e6" style:font-weight-asian="normal" style:font-weight-complex="normal"/>
    </style:style>
    <style:style style:name="T27" style:family="text">
      <style:text-properties officeooo:rsid="0014b7c5"/>
    </style:style>
    <style:style style:name="T28" style:family="text">
      <style:text-properties officeooo:rsid="001a3fc8"/>
    </style:style>
    <style:style style:name="T29" style:family="text">
      <style:text-properties officeooo:rsid="00490ede"/>
    </style:style>
    <style:style style:name="T30" style:family="text">
      <style:text-properties officeooo:rsid="005be3a4"/>
    </style:style>
    <style:style style:name="T31" style:family="text">
      <style:text-properties fo:font-style="italic" style:text-underline-style="none" officeooo:rsid="012e720a" style:font-style-asian="italic" style:font-style-complex="italic"/>
    </style:style>
    <style:style style:name="T32" style:family="text">
      <style:text-properties fo:font-style="italic" style:text-underline-style="none" officeooo:rsid="0146b456"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6817da"/>
    </style:style>
    <style:style style:name="T35" style:family="text">
      <style:text-properties officeooo:rsid="006ed418"/>
    </style:style>
    <style:style style:name="T36" style:family="text">
      <style:text-properties officeooo:rsid="00957b9d"/>
    </style:style>
    <style:style style:name="T37" style:family="text">
      <style:text-properties officeooo:rsid="0055ce58"/>
    </style:style>
    <style:style style:name="T38" style:family="text">
      <style:text-properties officeooo:rsid="00ac03db"/>
    </style:style>
    <style:style style:name="T39" style:family="text">
      <style:text-properties officeooo:rsid="00b551c6"/>
    </style:style>
    <style:style style:name="T40" style:family="text">
      <style:text-properties style:text-position="0% 100%" officeooo:rsid="0060753e"/>
    </style:style>
    <style:style style:name="T41" style:family="text">
      <style:text-properties style:text-position="0% 100%" officeooo:rsid="00dc83e6"/>
    </style:style>
    <style:style style:name="T42" style:family="text">
      <style:text-properties style:text-position="0% 100%" officeooo:rsid="00f3dd6e"/>
    </style:style>
    <style:style style:name="T43" style:family="text">
      <style:text-properties style:text-position="0% 100%" officeooo:rsid="0104d4f9"/>
    </style:style>
    <style:style style:name="T44" style:family="text">
      <style:text-properties style:text-position="0% 100%" style:font-name="CMU Serif" fo:font-size="13pt" style:text-underline-style="none" officeooo:rsid="011f6413" style:font-size-asian="13pt" style:font-size-complex="13pt"/>
    </style:style>
    <style:style style:name="T45" style:family="text">
      <style:text-properties style:text-position="0% 100%" style:font-name="CMU Serif" fo:font-size="13pt" style:text-underline-style="none" officeooo:rsid="0177c2e8" style:font-size-asian="13pt" style:font-size-complex="13pt"/>
    </style:style>
    <style:style style:name="T46" style:family="text">
      <style:text-properties style:text-position="0% 100%" style:font-name="CMU Serif" fo:font-size="13pt" style:text-underline-style="none" officeooo:rsid="015e1bb6" style:font-size-asian="13pt" style:font-size-complex="13pt"/>
    </style:style>
    <style:style style:name="T47" style:family="text">
      <style:text-properties style:text-position="0% 100%" style:font-name="CMU Serif" fo:font-size="13pt" style:text-underline-style="none" officeooo:rsid="0014c16d" style:font-size-asian="13pt" style:font-size-complex="13pt"/>
    </style:style>
    <style:style style:name="T48" style:family="text">
      <style:text-properties style:text-position="0% 100%" style:font-name="CMU Serif" fo:font-size="13pt" style:text-underline-style="none" officeooo:rsid="001b2203" style:font-size-asian="13pt" style:font-size-complex="13pt"/>
    </style:style>
    <style:style style:name="T49" style:family="text">
      <style:text-properties style:text-position="0% 100%" style:font-name="CMU Serif" fo:font-size="13pt" style:text-underline-style="none" officeooo:rsid="005e302a" style:font-size-asian="13pt" style:font-size-complex="13pt"/>
    </style:style>
    <style:style style:name="T50" style:family="text">
      <style:text-properties style:text-position="0% 100%" style:font-name="CMU Serif" fo:font-size="13pt" style:text-underline-style="none" officeooo:rsid="007d6d3d" style:font-size-asian="13pt" style:font-size-complex="13pt"/>
    </style:style>
    <style:style style:name="T51" style:family="text">
      <style:text-properties style:text-position="0% 100%" style:font-name="CMU Serif" fo:font-size="13pt" style:text-underline-style="none" officeooo:rsid="0018a256" style:font-size-asian="13pt" style:font-size-complex="13pt"/>
    </style:style>
    <style:style style:name="T52" style:family="text">
      <style:text-properties style:text-position="0% 100%" style:font-name="CMU Serif" fo:font-size="13pt" style:text-underline-style="none" officeooo:rsid="00241023" style:font-size-asian="13pt" style:font-size-complex="13pt"/>
    </style:style>
    <style:style style:name="T53" style:family="text">
      <style:text-properties style:text-position="0% 100%" style:font-name="CMU Serif" fo:font-size="13pt" style:text-underline-style="none" officeooo:rsid="0027e8d2" style:font-size-asian="13pt" style:font-size-complex="13pt"/>
    </style:style>
    <style:style style:name="T54" style:family="text">
      <style:text-properties style:text-position="0% 100%" style:font-name="CMU Serif" fo:font-size="13pt" style:text-underline-style="none" officeooo:rsid="00d44eb3" style:font-size-asian="13pt" style:font-size-complex="13pt"/>
    </style:style>
    <style:style style:name="T55" style:family="text">
      <style:text-properties style:text-position="0% 100%" style:font-name="CMU Serif" fo:font-size="13pt" style:text-underline-style="none" officeooo:rsid="0038e88f" style:font-size-asian="13pt" style:font-size-complex="13pt"/>
    </style:style>
    <style:style style:name="T56" style:family="text">
      <style:text-properties style:text-position="0% 100%" style:font-name="CMU Serif" fo:font-size="13pt" style:text-underline-style="none" officeooo:rsid="00ef1c73" style:font-size-asian="13pt" style:font-size-complex="13pt"/>
    </style:style>
    <style:style style:name="T57" style:family="text">
      <style:text-properties style:text-position="0% 100%" style:font-name="CMU Serif" fo:font-size="13pt" style:text-underline-style="none" officeooo:rsid="00ed079f" style:font-size-asian="13pt" style:font-size-complex="13pt"/>
    </style:style>
    <style:style style:name="T58" style:family="text">
      <style:text-properties style:text-position="0% 100%" style:font-name="CMU Serif" fo:font-size="13pt" style:text-underline-style="none" officeooo:rsid="017e5722" style:font-size-asian="13pt" style:font-size-complex="13pt"/>
    </style:style>
    <style:style style:name="T59" style:family="text">
      <style:text-properties style:text-position="0% 100%" style:font-name="CMU Serif" fo:font-size="13pt" style:text-underline-style="none" fo:font-weight="normal" officeooo:rsid="010f6650" style:font-size-asian="13pt" style:font-weight-asian="normal" style:font-size-complex="13pt" style:font-weight-complex="normal"/>
    </style:style>
    <style:style style:name="T60" style:family="text">
      <style:text-properties style:text-position="0% 100%" style:font-name="CMU Serif" fo:font-size="13pt" style:text-underline-style="none" fo:font-weight="normal" officeooo:rsid="003dc827" style:font-size-asian="13pt" style:font-weight-asian="normal" style:font-size-complex="13pt" style:font-weight-complex="normal"/>
    </style:style>
    <style:style style:name="T61" style:family="text">
      <style:text-properties style:text-position="0% 100%" style:font-name="CMU Serif" fo:font-size="13pt" style:text-underline-style="none" fo:font-weight="normal" officeooo:rsid="00ed079f" style:font-size-asian="13pt" style:font-weight-asian="normal" style:font-size-complex="13pt" style:font-weight-complex="normal"/>
    </style:style>
    <style:style style:name="T62" style:family="text">
      <style:text-properties style:text-position="0% 100%" style:font-name="CMU Serif" fo:font-size="13pt" style:text-underline-style="none" fo:font-weight="normal" officeooo:rsid="010d9746" style:font-size-asian="13pt" style:font-weight-asian="normal" style:font-size-complex="13pt" style:font-weight-complex="normal"/>
    </style:style>
    <style:style style:name="T63" style:family="text">
      <style:text-properties style:text-position="0% 100%" style:font-name="CMU Serif" fo:font-size="13pt" style:text-underline-style="none" fo:font-weight="normal" officeooo:rsid="011074ae" style:font-size-asian="13pt" style:font-weight-asian="normal" style:font-size-complex="13pt" style:font-weight-complex="normal"/>
    </style:style>
    <style:style style:name="T64" style:family="text">
      <style:text-properties style:text-position="0% 100%" style:font-name="CMU Serif" fo:font-size="13pt" style:text-underline-style="none" fo:font-weight="normal" officeooo:rsid="00ea2042" style:font-size-asian="13pt" style:font-weight-asian="normal" style:font-size-complex="13pt" style:font-weight-complex="normal"/>
    </style:style>
    <style:style style:name="T65" style:family="text">
      <style:text-properties style:text-position="0% 100%" style:font-name="CMU Serif" fo:font-size="13pt" style:text-underline-style="none" fo:font-weight="normal" officeooo:rsid="007e60e0" style:font-size-asian="13pt" style:font-weight-asian="normal" style:font-size-complex="13pt" style:font-weight-complex="normal"/>
    </style:style>
    <style:style style:name="T66" style:family="text">
      <style:text-properties style:text-position="0% 100%" style:font-name="CMU Serif" fo:font-size="13pt" style:text-underline-style="none" fo:font-weight="normal" officeooo:rsid="01198abb" style:font-size-asian="13pt" style:font-weight-asian="normal" style:font-size-complex="13pt" style:font-weight-complex="normal"/>
    </style:style>
    <style:style style:name="T67" style:family="text">
      <style:text-properties style:text-position="0% 100%" style:font-name="CMU Serif" fo:font-size="13pt" style:text-underline-style="none" fo:font-weight="normal" officeooo:rsid="0038e88f" style:font-size-asian="13pt" style:font-weight-asian="normal" style:font-size-complex="13pt" style:font-weight-complex="normal"/>
    </style:style>
    <style:style style:name="T68" style:family="text">
      <style:text-properties style:text-position="0% 100%" style:font-name="CMU Serif" fo:font-size="13pt" style:text-underline-style="none" fo:font-weight="normal" officeooo:rsid="003a5398" style:font-size-asian="13pt" style:font-weight-asian="normal" style:font-size-complex="13pt" style:font-weight-complex="normal"/>
    </style:style>
    <style:style style:name="T69" style:family="text">
      <style:text-properties style:text-position="0% 100%" style:font-name="CMU Serif" fo:font-size="13pt" style:text-underline-style="none" fo:font-weight="normal" officeooo:rsid="0060753e" style:font-size-asian="13pt" style:font-weight-asian="normal" style:font-size-complex="13pt" style:font-weight-complex="normal"/>
    </style:style>
    <style:style style:name="T70" style:family="text">
      <style:text-properties style:text-position="0% 100%" style:font-name="CMU Serif" fo:font-size="13pt" style:text-underline-style="none" fo:font-weight="normal" officeooo:rsid="005f475e" style:font-size-asian="13pt" style:font-weight-asian="normal" style:font-size-complex="13pt" style:font-weight-complex="normal"/>
    </style:style>
    <style:style style:name="T71" style:family="text">
      <style:text-properties style:text-position="0% 100%" style:font-name="CMU Serif" fo:font-size="13pt" style:text-underline-style="none" fo:font-weight="normal" officeooo:rsid="0156b4cc" style:font-size-asian="13pt" style:font-weight-asian="normal" style:font-size-complex="13pt" style:font-weight-complex="normal"/>
    </style:style>
    <style:style style:name="T72" style:family="text">
      <style:text-properties style:text-position="0% 100%" style:font-name="CMU Serif" fo:font-size="13pt" style:text-underline-style="none" fo:font-weight="normal" officeooo:rsid="015e1bb6" style:font-size-asian="13pt" style:font-weight-asian="normal" style:font-size-complex="13pt" style:font-weight-complex="normal"/>
    </style:style>
    <style:style style:name="T73" style:family="text">
      <style:text-properties style:text-position="0% 100%" style:font-name="CMU Serif" fo:font-size="13pt" style:text-underline-style="none" fo:font-weight="normal" officeooo:rsid="004a7bd4" style:font-size-asian="13pt" style:font-weight-asian="normal" style:font-size-complex="13pt" style:font-weight-complex="normal"/>
    </style:style>
    <style:style style:name="T74" style:family="text">
      <style:text-properties style:text-position="0% 100%" style:font-name="CMU Serif" fo:font-size="13pt" style:text-underline-style="none" fo:font-weight="normal" officeooo:rsid="0137f7e6" style:font-size-asian="13pt" style:font-weight-asian="normal" style:font-size-complex="13pt" style:font-weight-complex="normal"/>
    </style:style>
    <style:style style:name="T75" style:family="text">
      <style:text-properties style:text-position="0% 100%" style:font-name="CMU Serif" fo:font-size="13pt" style:text-underline-style="none" fo:font-weight="normal" officeooo:rsid="0014c16d" style:font-size-asian="13pt" style:font-weight-asian="normal" style:font-size-complex="13pt" style:font-weight-complex="normal"/>
    </style:style>
    <style:style style:name="T76" style:family="text">
      <style:text-properties style:text-position="0% 100%" style:font-name="CMU Serif" fo:font-size="13pt" style:text-underline-style="none" fo:font-weight="bold" officeooo:rsid="012e720a" style:font-size-asian="13pt" style:font-weight-asian="bold" style:font-size-complex="13pt" style:font-weight-complex="bold"/>
    </style:style>
    <style:style style:name="T77" style:family="text">
      <style:text-properties style:text-position="0% 100%" style:font-name="CMU Serif" fo:font-size="13pt" fo:font-style="italic" style:text-underline-style="none" fo:font-weight="normal" officeooo:rsid="0038e88f" style:font-size-asian="13pt" style:font-style-asian="italic" style:font-weight-asian="normal" style:font-size-complex="13pt" style:font-style-complex="italic" style:font-weight-complex="normal"/>
    </style:style>
    <style:style style:name="T78" style:family="text">
      <style:text-properties style:text-position="0% 100%" style:font-name="CMU Serif" fo:font-size="13pt" fo:font-style="italic" style:text-underline-style="none" fo:font-weight="normal" officeooo:rsid="005f475e" style:font-size-asian="13pt" style:font-style-asian="italic" style:font-weight-asian="normal" style:font-size-complex="13pt" style:font-style-complex="italic" style:font-weight-complex="normal"/>
    </style:style>
    <style:style style:name="T79" style:family="text">
      <style:text-properties style:text-position="0% 100%" style:font-name="CMU Serif" fo:font-size="13pt" fo:font-style="normal" style:text-underline-style="none" fo:font-weight="normal" officeooo:rsid="0060753e" style:font-size-asian="13pt" style:font-style-asian="normal" style:font-weight-asian="normal" style:font-size-complex="13pt" style:font-style-complex="normal" style:font-weight-complex="normal"/>
    </style:style>
    <style:style style:name="T80" style:family="text">
      <style:text-properties style:text-position="0% 100%" style:font-name="CMU Serif" fo:font-size="13pt" fo:font-style="normal" style:text-underline-style="none" fo:font-weight="normal" officeooo:rsid="006ed418" style:font-size-asian="13pt" style:font-style-asian="normal" style:font-weight-asian="normal" style:font-size-complex="13pt" style:font-style-complex="normal" style:font-weight-complex="normal"/>
    </style:style>
    <style:style style:name="T81" style:family="text">
      <style:text-properties style:text-position="0% 100%" style:font-name="CMU Serif" fo:font-size="13pt" fo:font-style="normal" style:text-underline-style="none" fo:font-weight="normal" officeooo:rsid="011f6413" style:font-size-asian="13pt" style:font-style-asian="normal" style:font-weight-asian="normal" style:font-size-complex="13pt" style:font-style-complex="normal" style:font-weight-complex="normal"/>
    </style:style>
    <style:style style:name="T82" style:family="text">
      <style:text-properties style:text-position="0% 100%" style:font-name="CMU Serif" fo:font-size="13pt" fo:font-style="normal" style:text-underline-style="none" fo:font-weight="normal" officeooo:rsid="0124353e" style:font-size-asian="13pt" style:font-style-asian="normal" style:font-weight-asian="normal" style:font-size-complex="13pt" style:font-style-complex="normal" style:font-weight-complex="normal"/>
    </style:style>
    <style:style style:name="T83" style:family="text">
      <style:text-properties style:text-position="0% 100%" style:font-name="CMU Serif" fo:font-size="13pt" fo:font-style="normal" style:text-underline-style="solid" style:text-underline-width="auto" style:text-underline-color="font-color" fo:font-weight="bold" officeooo:rsid="0124353e" style:font-size-asian="13pt" style:font-style-asian="normal" style:font-weight-asian="bold" style:font-size-complex="13pt" style:font-style-complex="normal" style:font-weight-complex="bold"/>
    </style:style>
    <style:style style:name="T84" style:family="text">
      <style:text-properties style:text-position="0% 100%" officeooo:rsid="01495963"/>
    </style:style>
    <style:style style:name="T85" style:family="text">
      <style:text-properties style:text-position="0% 100%" officeooo:rsid="001a3fc8"/>
    </style:style>
    <style:style style:name="T86" style:family="text">
      <style:text-properties style:text-position="0% 100%" fo:font-style="normal" fo:font-weight="bold" officeooo:rsid="00f3dd6e" style:font-style-asian="normal" style:font-weight-asian="bold" style:font-style-complex="normal" style:font-weight-complex="bold"/>
    </style:style>
    <style:style style:name="T87" style:family="text">
      <style:text-properties style:text-position="0% 100%" style:font-name="CMU Typewriter Text" fo:font-size="13pt" style:text-underline-style="solid" style:text-underline-width="auto" style:text-underline-color="font-color" fo:font-weight="bold" officeooo:rsid="017e5722" style:font-size-asian="13pt" style:font-weight-asian="bold" style:font-size-complex="13pt" style:font-weight-complex="bold"/>
    </style:style>
    <style:style style:name="T88" style:family="text">
      <style:text-properties officeooo:rsid="00cb4137"/>
    </style:style>
    <style:style style:name="T89" style:family="text">
      <style:text-properties officeooo:rsid="00e21f82"/>
    </style:style>
    <style:style style:name="T90" style:family="text">
      <style:text-properties officeooo:rsid="009b589f"/>
    </style:style>
    <style:style style:name="T91" style:family="text">
      <style:text-properties officeooo:rsid="00ed079f"/>
    </style:style>
    <style:style style:name="T92" style:family="text">
      <style:text-properties fo:font-variant="normal" fo:text-transform="none" fo:color="#222222" loext:opacity="100%" fo:letter-spacing="normal"/>
    </style:style>
    <style:style style:name="T93" style:family="text">
      <style:text-properties fo:font-variant="normal" fo:text-transform="none" fo:color="#222222" loext:opacity="100%" fo:letter-spacing="normal" officeooo:rsid="011570d2"/>
    </style:style>
    <style:style style:name="T94" style:family="text">
      <style:text-properties fo:font-variant="normal" fo:text-transform="none" style:font-name="CMU Serif" fo:font-size="13pt" fo:language="en" fo:country="US" fo:font-style="normal" fo:font-weight="normal" style:font-size-asian="13pt" style:font-size-complex="13pt"/>
    </style:style>
    <style:style style:name="T95" style:family="text">
      <style:text-properties fo:font-variant="normal" fo:text-transform="none" style:font-name="CMU Serif" fo:font-size="13pt" fo:language="en" fo:country="US" fo:font-style="normal" fo:font-weight="normal" officeooo:rsid="017869cd" style:font-size-asian="13pt" style:font-size-complex="13pt"/>
    </style:style>
    <style:style style:name="T96" style:family="text">
      <style:text-properties fo:font-variant="normal" fo:text-transform="none" style:font-name="CMU Serif" fo:font-size="13pt" fo:font-style="normal" fo:font-weight="normal" style:font-size-asian="13pt" style:font-size-complex="13pt"/>
    </style:style>
    <style:style style:name="T97" style:family="text">
      <style:text-properties fo:font-variant="small-caps" officeooo:rsid="011570d2"/>
    </style:style>
    <style:style style:name="T98" style:family="text">
      <style:text-properties fo:font-style="normal" fo:font-weight="normal" officeooo:rsid="00e02a98" style:font-style-asian="normal" style:font-weight-asian="normal" style:font-style-complex="normal" style:font-weight-complex="normal"/>
    </style:style>
    <style:style style:name="T99" style:family="text">
      <style:text-properties fo:font-style="normal" fo:font-weight="normal" officeooo:rsid="001c17ea" style:font-style-asian="normal" style:font-weight-asian="normal" style:font-style-complex="normal" style:font-weight-complex="normal"/>
    </style:style>
    <style:style style:name="T100" style:family="text">
      <style:text-properties fo:font-style="normal" fo:font-weight="normal" officeooo:rsid="00b551c6" style:font-style-asian="normal" style:font-weight-asian="normal" style:font-style-complex="normal" style:font-weight-complex="normal"/>
    </style:style>
    <style:style style:name="T101" style:family="text">
      <style:text-properties fo:font-style="normal" fo:font-weight="normal" officeooo:rsid="006ed418" style:font-style-asian="normal" style:font-weight-asian="normal" style:font-style-complex="normal" style:font-weight-complex="normal"/>
    </style:style>
    <style:style style:name="T102" style:family="text">
      <style:text-properties fo:font-style="normal" fo:font-weight="normal" officeooo:rsid="00e4ab61" style:font-style-asian="normal" style:font-weight-asian="normal" style:font-style-complex="normal" style:font-weight-complex="normal"/>
    </style:style>
    <style:style style:name="T103" style:family="text">
      <style:text-properties fo:font-style="normal" fo:font-weight="normal" officeooo:rsid="00e3dd30"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9e7ecd" style:font-style-asian="normal" style:font-weight-asian="bold" style:font-style-complex="normal" style:font-weight-complex="bold"/>
    </style:style>
    <style:style style:name="T106" style:family="text">
      <style:text-properties fo:font-style="normal" fo:font-weight="bold" officeooo:rsid="012e720a" style:font-style-asian="normal" style:font-weight-asian="bold" style:font-style-complex="normal" style:font-weight-complex="bold"/>
    </style:style>
    <style:style style:name="T107" style:family="text">
      <style:text-properties fo:font-style="normal" style:text-underline-style="none" fo:font-weight="normal" officeooo:rsid="01031ece"/>
    </style:style>
    <style:style style:name="T108" style:family="text">
      <style:text-properties style:font-name="CMU Serif" fo:font-size="13pt" style:text-underline-style="none" officeooo:rsid="011a581c" style:font-size-asian="13pt" style:font-size-complex="13pt"/>
    </style:style>
    <style:style style:name="T109" style:family="text">
      <style:text-properties style:font-name="CMU Serif" fo:font-size="13pt" style:text-underline-style="none" officeooo:rsid="001a3fc8" style:font-size-asian="13pt" style:font-size-complex="13pt"/>
    </style:style>
    <style:style style:name="T110" style:family="text">
      <style:text-properties style:font-name="CMU Serif" fo:font-size="13pt" style:text-underline-style="none" officeooo:rsid="015dd052" style:font-size-asian="13pt" style:font-size-complex="13pt"/>
    </style:style>
    <style:style style:name="T111" style:family="text">
      <style:text-properties style:font-name="CMU Serif" fo:font-size="13pt" style:text-underline-style="none" officeooo:rsid="017ecdb5" style:font-size-asian="13pt" style:font-size-complex="13pt"/>
    </style:style>
    <style:style style:name="T112" style:family="text">
      <style:text-properties style:font-name="CMU Serif" fo:font-size="13pt" style:text-underline-style="none" officeooo:rsid="01807ccb" style:font-size-asian="13pt" style:font-size-complex="13pt"/>
    </style:style>
    <style:style style:name="T113" style:family="text">
      <style:text-properties style:font-name="CMU Serif" officeooo:rsid="015f0eca"/>
    </style:style>
    <style:style style:name="T114" style:family="text">
      <style:text-properties officeooo:rsid="011570d2"/>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officeooo:rsid="011f3405"/>
    </style:style>
    <style:style style:name="T118" style:family="text">
      <style:text-properties style:font-name="Ubuntu Mono" fo:font-weight="bold" officeooo:rsid="00b551c6" style:font-weight-asian="bold" style:font-weight-complex="bold"/>
    </style:style>
    <style:style style:name="T119" style:family="text">
      <style:text-properties style:font-name="Ubuntu Mono" fo:font-weight="bold" officeooo:rsid="012e720a" style:font-weight-asian="bold" style:font-weight-complex="bold"/>
    </style:style>
    <style:style style:name="T120" style:family="text">
      <style:text-properties style:font-name="Ubuntu Mono" fo:font-weight="bold" officeooo:rsid="009b589f" style:font-weight-asian="bold" style:font-weight-complex="bold"/>
    </style:style>
    <style:style style:name="T121" style:family="text">
      <style:text-properties style:font-name="Ubuntu Mono" officeooo:rsid="009b589f"/>
    </style:style>
    <style:style style:name="T122" style:family="text">
      <style:text-properties style:font-name="Ubuntu Mono" fo:font-style="normal" fo:font-weight="normal" officeooo:rsid="009b589f" style:font-style-asian="normal" style:font-weight-asian="normal" style:font-style-complex="normal" style:font-weight-complex="normal"/>
    </style:style>
    <style:style style:name="T123" style:family="text">
      <style:text-properties style:font-name="Ubuntu Mono" fo:font-style="normal" fo:font-weight="bold" officeooo:rsid="009b589f" style:font-style-asian="normal" style:font-weight-asian="bold" style:font-style-complex="normal" style:font-weight-complex="bold"/>
    </style:style>
    <style:style style:name="T124" style:family="text">
      <style:text-properties officeooo:rsid="012e720a"/>
    </style:style>
    <style:style style:name="T125" style:family="text">
      <style:text-properties fo:font-size="13pt" style:text-underline-style="none" style:font-size-asian="13pt" style:font-size-complex="13pt"/>
    </style:style>
    <style:style style:name="T126" style:family="text">
      <style:text-properties fo:font-size="13pt" style:text-underline-style="none" officeooo:rsid="015dd052" style:font-size-asian="13pt" style:font-size-complex="13pt"/>
    </style:style>
    <style:style style:name="T127" style:family="text">
      <style:text-properties fo:font-size="13pt" style:text-underline-style="none" officeooo:rsid="017fdad5" style:font-size-asian="13pt" style:font-size-complex="13pt"/>
    </style:style>
    <style:style style:name="T128" style:family="text">
      <style:text-properties officeooo:rsid="008de222"/>
    </style:style>
    <style:style style:name="T129" style:family="text">
      <style:text-properties officeooo:rsid="0164bc14"/>
    </style:style>
    <style:style style:name="T130" style:family="text">
      <style:text-properties officeooo:rsid="01699f91"/>
    </style:style>
    <style:style style:name="T131" style:family="text">
      <style:text-properties officeooo:rsid="0171bc15"/>
    </style:style>
    <style:style style:name="T132" style:family="text">
      <style:text-properties fo:language="en" fo:country="US" fo:font-style="normal" style:text-underline-style="none" fo:font-weight="normal" officeooo:rsid="01031ece"/>
    </style:style>
    <style:style style:name="T133" style:family="text">
      <style:text-properties officeooo:rsid="0011b709"/>
    </style:style>
    <style:style style:name="T134" style:family="text">
      <style:text-properties officeooo:rsid="0105bb1a"/>
    </style:style>
    <style:style style:name="T135" style:family="text">
      <style:text-properties officeooo:rsid="001452da"/>
    </style:style>
    <style:style style:name="T136" style:family="text">
      <style:text-properties officeooo:rsid="010e3253"/>
    </style:style>
    <style:style style:name="T137"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17869cd" style:font-name-asian="CMU Serif" style:font-size-asian="10pt" style:font-style-asian="normal" style:font-weight-asian="normal" style:font-size-complex="10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17d8438" style:font-name-asian="CMU Serif" style:font-size-asian="10pt" style:font-style-asian="normal" style:font-weight-asian="normal" style:font-size-complex="10pt" style:font-style-complex="normal" style:font-weight-complex="normal" style:text-overline-style="none" style:text-overline-color="font-color"/>
    </style:style>
    <style:style style:name="T141" style:family="text">
      <style:text-properties officeooo:rsid="017c4c71"/>
    </style:style>
    <style:style style:name="T142" style:family="text">
      <style:text-properties officeooo:rsid="011f6413"/>
    </style:style>
    <style:style style:name="T143" style:family="text">
      <style:text-properties officeooo:rsid="017e5722"/>
    </style:style>
    <style:style style:name="T144" style:family="text">
      <style:text-properties style:font-name="CMU Typewriter Text" style:text-underline-style="solid" style:text-underline-width="auto" style:text-underline-color="font-color" fo:font-weight="bold" officeooo:rsid="017e5722" style:font-weight-asian="bold" style:font-weight-complex="bold"/>
    </style:style>
    <style:style style:name="T145" style:family="text">
      <style:text-properties officeooo:rsid="017ecd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Names:<text:tab/><text:span text:style-name="T115"><text:tab/><text:tab/><text:tab/><text:tab/><text:tab/> <text:s text:c="7"/></text:span><text:span text:style-name="T1"><text:tab/> <text:s text:c="3"/></text:span><text:span text:style-name="T115"><text:tab/><text:tab/><text:tab/><text:tab/><text:tab/> <text:s text:c="7"/></text:span></text:p>
      <text:p text:style-name="P11"/>
      <text:p text:style-name="P21"><text:span text:style-name="T1"><text:tab/><text:tab/></text:span><text:span text:style-name="T115"><text:tab/><text:tab/><text:tab/><text:tab/><text:tab/> <text:s text:c="7"/></text:span><text:span text:style-name="T1"><text:tab/> <text:s text:c="3"/></text:span><text:span text:style-name="T115"><text:tab/><text:tab/><text:tab/><text:tab/><text:tab/> <text:s text:c="7"/></text:span></text:p>
      <text:p text:style-name="P19"/>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79">Teamwork <text:span text:style-name="T128">(5)</text:span></text:p>
          </table:table-cell>
          <table:table-cell table:style-name="Table1.A1" office:value-type="string">
            <text:p text:style-name="P79">Discussion <text:span text:style-name="T128">(5)</text:span></text:p>
          </table:table-cell>
          <table:table-cell table:style-name="Table1.A1" office:value-type="string">
            <text:p text:style-name="P82"><text:span text:style-name="T137">Comp</text:span><text:span text:style-name="T140">l</text:span><text:span text:style-name="T137">eteness</text:span><text:span text:style-name="T138"> </text:span><text:span text:style-name="T139">(5)</text:span></text:p>
          </table:table-cell>
          <table:table-cell table:style-name="Table1.A1" office:value-type="string">
            <text:p text:style-name="P82"><text:span text:style-name="T137">Correctness</text:span><text:span text:style-name="T138"> </text:span><text:span text:style-name="T139">(5)</text:span></text:p>
          </table:table-cell>
          <table:table-cell table:style-name="Table1.E1" office:value-type="string">
            <text:p text:style-name="P79">Total <text:span text:style-name="T128">(20)</text:span></text:p>
          </table:table-cell>
        </table:table-row>
        <table:table-row table:style-name="Table1.2">
          <table:table-cell table:style-name="Table1.A2" office:value-type="string">
            <text:p text:style-name="P80"/>
          </table:table-cell>
          <table:table-cell table:style-name="Table1.A2" office:value-type="string">
            <text:p text:style-name="P80"/>
          </table:table-cell>
          <table:table-cell table:style-name="Table1.A2" office:value-type="string">
            <text:p text:style-name="P80"/>
          </table:table-cell>
          <table:table-cell table:style-name="Table1.A2" office:value-type="string">
            <text:p text:style-name="P80"/>
          </table:table-cell>
          <table:table-cell table:style-name="Table1.E2" office:value-type="string">
            <text:p text:style-name="P80"/>
          </table:table-cell>
        </table:table-row>
      </table:table>
      <text:p text:style-name="P19"/>
      <text:p text:style-name="P25"/>
      <text:p text:style-name="P25"/>
      <text:p text:style-name="P25"/>
      <text:p text:style-name="P27">Introduction to Active Learning:</text:p>
      <text:p text:style-name="P28"><text:span text:style-name="T36">The Scale of the</text:span> Solar System</text:p>
      <text:p text:style-name="P26"/>
      <text:p text:style-name="P19"/>
      <text:p text:style-name="P19"/>
      <text:p text:style-name="P19"/>
      <text:p text:style-name="P19"/>
      <text:p text:style-name="P14">What can run but never walks,</text:p>
      <text:p text:style-name="P13"/>
      <text:p text:style-name="P13">Has a mouth but never talks,</text:p>
      <text:p text:style-name="P13"/>
      <text:p text:style-name="P13">Has a bed but never sleeps,</text:p>
      <text:p text:style-name="P13"/>
      <text:p text:style-name="P17">Has a head but never we<text:span text:style-name="T145">e</text:span>ps?</text:p>
      <text:p text:style-name="P16"/>
      <text:p text:style-name="P16"/>
      <text:p text:style-name="P16"/>
      <text:p text:style-name="P16"/>
      <text:p text:style-name="P16"/>
      <text:p text:style-name="P23">What <text:span text:style-name="T129">is</text:span> <text:span text:style-name="T129">it</text:span>?</text:p>
      <text:p text:style-name="P15"/>
      <text:p text:style-name="P22"/>
      <text:p text:style-name="P24"><text:s text:c="29"/></text:p>
      <text:p text:style-name="P51">Pre-Lab Quiz</text:p>
      <text:p text:style-name="P77">Record you<text:span text:style-name="T38">r</text:span> team’s answer<text:span text:style-name="T34">s</text:span> as well as your reasoning and explanations.</text:p>
      <table:table table:name="Table2" table:style-name="Table2">
        <table:table-column table:style-name="Table2.A"/>
        <table:table-row table:style-name="Table2.1">
          <table:table-cell table:style-name="Table2.A1" office:value-type="string">
            <text:p text:style-name="P69">1.</text:p>
          </table:table-cell>
        </table:table-row>
        <table:table-row table:style-name="Table2.1">
          <table:table-cell table:style-name="Table2.A2" office:value-type="string">
            <text:p text:style-name="P69">2.</text:p>
          </table:table-cell>
        </table:table-row>
        <table:table-row table:style-name="Table2.1">
          <table:table-cell table:style-name="Table2.A2" office:value-type="string">
            <text:p text:style-name="P69">3.</text:p>
          </table:table-cell>
        </table:table-row>
        <table:table-row table:style-name="Table2.1">
          <table:table-cell table:style-name="Table2.A2" office:value-type="string">
            <text:p text:style-name="P69">4.</text:p>
          </table:table-cell>
        </table:table-row>
        <table:table-row table:style-name="Table2.1">
          <table:table-cell table:style-name="Table2.A2" office:value-type="string">
            <text:p text:style-name="P69">5.</text:p>
          </table:table-cell>
        </table:table-row>
      </table:table>
      <text:p text:style-name="P78">Part 1: Exploring Astronomical Topics</text:p>
      <text:p text:style-name="P75"><text:span text:style-name="T132">1. Your</text:span><text:span text:style-name="T107"> </text:span><text:span text:style-name="T132">group will be assigned one of the questions below. Using the internet, research it and prepare a brief summary to</text:span><text:span text:style-name="T107"> </text:span><text:span text:style-name="T132">give to the class by writing in the space below.</text:span></text:p>
      <text:p text:style-name="P76"/>
      <text:list xml:id="list1482854346" text:style-name="L1">
        <text:list-item>
          <text:p text:style-name="P90"><text:span text:style-name="T95">What type of galaxy is the Milky Way? </text:span><text:span text:style-name="T94">How far away is the Solar System from the center of </text:span><text:span text:style-name="T95">our galaxy</text:span><text:span text:style-name="T94">?</text:span><text:span text:style-name="T96"> </text:span><text:span text:style-name="T94">How fast is the Sun orbiting </text:span><text:span text:style-name="T95">our galaxy</text:span><text:span text:style-name="T94">?</text:span></text:p>
        </text:list-item>
        <text:list-item>
          <text:p text:style-name="P90"><text:span text:style-name="T94">What </text:span><text:span text:style-name="T95">is</text:span><text:span text:style-name="T94"> Proxima b and why </text:span><text:span text:style-name="T95">is</text:span><text:span text:style-name="T94"> </text:span><text:span text:style-name="T95">it</text:span><text:span text:style-name="T94"> important?</text:span></text:p>
        </text:list-item>
        <text:list-item>
          <text:p text:style-name="P91">What are the mission goals of the spacecraft Juno?</text:p>
        </text:list-item>
        <text:list-item>
          <text:p text:style-name="P91">What problems exist in sending people to Mars or any space travel?</text:p>
        </text:list-item>
        <text:list-item>
          <text:p text:style-name="P91">Where else besides Earth is water thought to exist?</text:p>
        </text:list-item>
        <text:list-item>
          <text:p text:style-name="P91">What are the mission goals of the spacecraft New Horizons?</text:p>
        </text:list-item>
      </text:list>
      <text:p text:style-name="P5"/>
      <text:p text:style-name="P5"/>
      <text:p text:style-name="P5"/>
      <text:p text:style-name="P5"/>
      <text:p text:style-name="P5"/>
      <text:p text:style-name="P5"/>
      <text:p text:style-name="P5"/>
      <text:p text:style-name="P10"/>
      <text:p text:style-name="P20"/>
      <text:p text:style-name="P20"/>
      <text:p text:style-name="P18"/>
      <text:p text:style-name="P78">Part 2: Exploring the Solar System</text:p>
      <text:p text:style-name="P6">1. Including the <text:span text:style-name="T116">Moon</text:span><text:span text:style-name="T10"> </text:span><text:span text:style-name="T14">and</text:span><text:span text:style-name="T10"> </text:span><text:span text:style-name="T116">Pluto</text:span>, <text:span text:style-name="T28">in the table below list the planets in order by their distance from the Sun. Then look up each planet’s distance from the Sun (in Astronomical Units, AU) as well as its radius (in Earth radii).</text:span></text:p>
      <text:p text:style-name="P9"/>
      <text:p text:style-name="P29"><text:span text:style-name="T108">Each ball in the demo roughly represents a planet on a scale of 1:1 billion (a billion times smaller). A</text:span><text:span text:style-name="T109">ssociate each ball in the demo with </text:span><text:span text:style-name="T108">its</text:span><text:span text:style-name="T109"> appropriate planet.</text:span></text:p>
      <text:p text:style-name="P8"/>
      <text:p text:style-name="P12"><text:span text:style-name="T86">Fun Fact:</text:span><text:span text:style-name="T42"> </text:span><text:span text:style-name="T40">I</text:span><text:span text:style-name="T85">n this </text:span><text:span text:style-name="T84">scale </text:span><text:span text:style-name="T85">model, the Sun would be 1.5 meters in diameter and 150 meters away – roughly </text:span><text:span text:style-name="T41">the</text:span><text:span text:style-name="T85"> </text:span><text:span text:style-name="T41">size and distance of the clock on the clocktower </text:span><text:span text:style-name="T43">to the south</text:span><text:span text:style-name="T41">.</text:span></text:p>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0">Object</text:p>
          </table:table-cell>
          <table:table-cell table:style-name="Table3.A1" office:value-type="string">
            <text:p text:style-name="P64">Distance from Sun </text:p>
            <text:p text:style-name="P64">(<text:span text:style-name="T27">AU</text:span>)</text:p>
          </table:table-cell>
          <table:table-cell table:style-name="Table3.A1" office:value-type="string">
            <text:p text:style-name="P68">Radius</text:p>
            <text:p text:style-name="P68">(Earth Radii)</text:p>
          </table:table-cell>
          <table:table-cell table:style-name="Table3.D1" office:value-type="string">
            <text:p text:style-name="P67">Ball #</text:p>
          </table:table-cell>
        </table:table-row>
        <table:table-row table:style-name="Table3.2">
          <table:table-cell table:style-name="Table3.A11" office:value-type="string">
            <text:p text:style-name="P63"/>
          </table:table-cell>
          <table:table-cell table:style-name="Table3.B2" office:value-type="string">
            <text:p text:style-name="P62"/>
          </table:table-cell>
          <table:table-cell table:style-name="Table3.C2" office:value-type="string">
            <text:p text:style-name="P71">0.38</text:p>
          </table:table-cell>
          <table:table-cell table:style-name="Table3.D2" office:value-type="string">
            <text:p text:style-name="P62"/>
          </table:table-cell>
        </table:table-row>
        <table:table-row table:style-name="Table3.1">
          <table:table-cell table:style-name="Table3.A11" office:value-type="string">
            <text:p text:style-name="P63"/>
          </table:table-cell>
          <table:table-cell table:style-name="Table3.B3" office:value-type="string">
            <text:p text:style-name="P71">0.72</text:p>
          </table:table-cell>
          <table:table-cell table:style-name="Table3.C3" office:value-type="string">
            <text:p text:style-name="P62"/>
          </table:table-cell>
          <table:table-cell table:style-name="Table3.D3" office:value-type="string">
            <text:p text:style-name="P62"/>
          </table:table-cell>
        </table:table-row>
        <table:table-row table:style-name="Table3.1">
          <table:table-cell table:style-name="Table3.A4" office:value-type="string">
            <text:p text:style-name="P66">Earth</text:p>
          </table:table-cell>
          <table:table-cell table:style-name="Table3.B4" office:value-type="string">
            <text:p text:style-name="P70"/>
          </table:table-cell>
          <table:table-cell table:style-name="Table3.C4" office:value-type="string">
            <text:p text:style-name="P66">1.0</text:p>
          </table:table-cell>
          <table:table-cell table:style-name="Table3.D4" office:value-type="string">
            <text:p text:style-name="P65"/>
          </table:table-cell>
        </table:table-row>
        <table:table-row table:style-name="Table3.1">
          <table:table-cell table:style-name="Table3.A5" office:value-type="string">
            <text:p text:style-name="P70">Moon</text:p>
          </table:table-cell>
          <table:table-cell table:style-name="Table3.B5" office:value-type="string">
            <text:p text:style-name="P71">1.0</text:p>
          </table:table-cell>
          <table:table-cell table:style-name="Table3.C5" office:value-type="string">
            <text:p text:style-name="P62"/>
          </table:table-cell>
          <table:table-cell table:style-name="Table3.D5" office:value-type="string">
            <text:p text:style-name="P62"/>
          </table:table-cell>
        </table:table-row>
        <table:table-row table:style-name="Table3.1">
          <table:table-cell table:style-name="Table3.A11" office:value-type="string">
            <text:p text:style-name="P63"/>
          </table:table-cell>
          <table:table-cell table:style-name="Table3.B6" office:value-type="string">
            <text:p text:style-name="P62"/>
          </table:table-cell>
          <table:table-cell table:style-name="Table3.C6" office:value-type="string">
            <text:p text:style-name="P71">0.53</text:p>
          </table:table-cell>
          <table:table-cell table:style-name="Table3.D6" office:value-type="string">
            <text:p text:style-name="P62"/>
          </table:table-cell>
        </table:table-row>
        <table:table-row table:style-name="Table3.1">
          <table:table-cell table:style-name="Table3.A11" office:value-type="string">
            <text:p text:style-name="P63"/>
          </table:table-cell>
          <table:table-cell table:style-name="Table3.B7" office:value-type="string">
            <text:p text:style-name="P71">5.2</text:p>
          </table:table-cell>
          <table:table-cell table:style-name="Table3.C7" office:value-type="string">
            <text:p text:style-name="P62"/>
          </table:table-cell>
          <table:table-cell table:style-name="Table3.D7" office:value-type="string">
            <text:p text:style-name="P62"/>
          </table:table-cell>
        </table:table-row>
        <table:table-row table:style-name="Table3.1">
          <table:table-cell table:style-name="Table3.A11" office:value-type="string">
            <text:p text:style-name="P63"/>
          </table:table-cell>
          <table:table-cell table:style-name="Table3.B8" office:value-type="string">
            <text:p text:style-name="P62"/>
          </table:table-cell>
          <table:table-cell table:style-name="Table3.C8" office:value-type="string">
            <text:p text:style-name="P71">9</text:p>
          </table:table-cell>
          <table:table-cell table:style-name="Table3.D8" office:value-type="string">
            <text:p text:style-name="P62"/>
          </table:table-cell>
        </table:table-row>
        <table:table-row table:style-name="Table3.1">
          <table:table-cell table:style-name="Table3.A11" office:value-type="string">
            <text:p text:style-name="P63"/>
          </table:table-cell>
          <table:table-cell table:style-name="Table3.B9" office:value-type="string">
            <text:p text:style-name="P71">19.2</text:p>
          </table:table-cell>
          <table:table-cell table:style-name="Table3.C9" office:value-type="string">
            <text:p text:style-name="P62"/>
          </table:table-cell>
          <table:table-cell table:style-name="Table3.D9" office:value-type="string">
            <text:p text:style-name="P62"/>
          </table:table-cell>
        </table:table-row>
        <table:table-row table:style-name="Table3.1">
          <table:table-cell table:style-name="Table3.A11" office:value-type="string">
            <text:p text:style-name="P63"/>
          </table:table-cell>
          <table:table-cell table:style-name="Table3.B10" office:value-type="string">
            <text:p text:style-name="P62"/>
          </table:table-cell>
          <table:table-cell table:style-name="Table3.C10" office:value-type="string">
            <text:p text:style-name="P71">3.86</text:p>
          </table:table-cell>
          <table:table-cell table:style-name="Table3.D10" office:value-type="string">
            <text:p text:style-name="P62"/>
          </table:table-cell>
        </table:table-row>
        <table:table-row table:style-name="Table3.1">
          <table:table-cell table:style-name="Table3.A11" office:value-type="string">
            <text:p text:style-name="P63"/>
          </table:table-cell>
          <table:table-cell table:style-name="Table3.B11" office:value-type="string">
            <text:p text:style-name="P71">39.5</text:p>
          </table:table-cell>
          <table:table-cell table:style-name="Table3.C11" office:value-type="string">
            <text:p text:style-name="P62"/>
          </table:table-cell>
          <table:table-cell table:style-name="Table3.D11" office:value-type="string">
            <text:p text:style-name="P62"/>
          </table:table-cell>
        </table:table-row>
      </table:table>
      <text:p text:style-name="P50">2. <text:span text:style-name="T131">Partnering</text:span> with another group, answer the following questions, <text:span text:style-name="T141">then write your answers on the white board where the TA has indicated</text:span><text:span text:style-name="T113">:</text:span></text:p>
      <text:list xml:id="list3818225838" text:style-name="L2">
        <text:list-item>
          <text:p text:style-name="P83"><text:span text:style-name="T125">W</text:span><text:span text:style-name="T126">hat fruit do you think would represent Jupiter and Earth </text:span><text:span text:style-name="T127">in</text:span><text:span text:style-name="T126"> this model?</text:span></text:p>
        </text:list-item>
        <text:list-item>
          <text:p text:style-name="P84"><text:span text:style-name="T111">Using your intuition, </text:span><text:span text:style-name="T110">how many of these Earth-fruits </text:span><text:span text:style-name="T112">do you think </text:span><text:span text:style-name="T110">would fit inside the Jupiter-fruit?</text:span></text:p>
        </text:list-item>
      </text:list>
      <text:p text:style-name="P40"/>
      <text:p text:style-name="P31"/>
      <text:p text:style-name="P31"/>
      <text:p text:style-name="P31"/>
      <text:p text:style-name="P31"/>
      <text:p text:style-name="P31"/>
      <text:p text:style-name="P31"/>
      <text:p text:style-name="P31"/>
      <text:p text:style-name="P31"/>
      <text:p text:style-name="P31"/>
      <text:p text:style-name="P7"><text:span text:style-name="T88">3</text:span>. <text:span text:style-name="T144">Class Discussion</text:span><text:span text:style-name="T143"> </text:span><text:span text:style-name="T136">Working with same group, use the equation for the volume of a sphere, </text:span><text:span text:style-name="T136"><draw:g text:anchor-type="as-char" svg:y="-0.1563in" draw:z-index="3" draw:name="Shape1" draw:style-name="gr1"><svg:title>TexMaths</svg:title><svg:desc>13§inline§V = \frac{4}{3} \pi r^{3}§svg§600§FALSE§</svg:desc><draw:g draw:style-name="gr2"><draw:path draw:style-name="gr3" draw:text-style-name="P92" svg:width="0.7398in" svg:height="0.2008in" svg:x="0.0004in" svg:y="0.0094in" svg:viewBox="0 0 1880 511" svg:d="M941 511c-314 0-628 0-941 0 0-170 0-341 0-511 627 0 1253 0 1880 0 0 170 0 341 0 511-313 0-627 0-939 0z"><text:p/></draw:path><draw:path draw:style-name="gr4" draw:text-style-name="P93" svg:width="0.1276in" svg:height="0.126in" svg:x="0.0012in" svg:y="0.0331in" svg:viewBox="0 0 325 321" svg:d="M261 52c22-35 42-36 59-38 5 0 5-7 5-9s-3-5-5-5c-12 0-26 1-38 1-15 0-31-1-45-1-3 0-10 0-10 9 0 5 6 5 8 5 13 2 21 6 21 16 0 6-4 12-6 17-47 74-94 148-141 222-10-80-21-161-31-240 0-8 10-15 33-15 5 0 10 0 10-9 0-4-4-5-7-5-18 0-37 1-55 1-8 0-17 0-25 0-9 0-17-1-25-1-4 0-9 0-9 9 0 5 4 5 12 5 24 0 26 4 27 16 12 94 23 187 35 281 3 9 4 10 9 10 8 0 11-2 13-9 55-86 111-173 165-260z"><text:p/></draw:path><draw:path draw:style-name="gr4" draw:text-style-name="P93" svg:width="0.1193in" svg:height="0.0417in" svg:x="0.1957in" svg:y="0.0898in" svg:viewBox="0 0 304 107" svg:d="M289 18c6 0 15 0 15-9s-9-9-15-9c-91 0-182 0-273 0-7 0-16 0-16 9s9 9 16 9c91 0 182 0 273 0zM289 107c6 0 15 0 15-9 0-10-9-10-15-10-91 0-182 0-273 0-7 0-16 0-16 10 0 9 9 9 16 9 91 0 182 0 273 0z"><text:p/></draw:path><draw:path draw:style-name="gr4" draw:text-style-name="P93" svg:width="0.061in" svg:height="0.0846in" svg:x="0.4016in" svg:y="0.0004in" svg:viewBox="0 0 156 216" svg:d="M156 163c0-4 0-8 0-11-12 0-23 0-35 0 0-48 0-95 0-143 0-6 0-9-7-9-3 0-5 0-9 5-35 50-70 98-105 147 0 3 0 7 0 11 31 0 62 0 94 0 0 9 0 18 0 27 0 10 0 14-26 14-3 0-6 0-8 0 0 4 0 8 0 12 15-1 36-1 48-1s31 0 48 1c0-4 0-8 0-12-3 0-6 0-9 0-26 0-26-4-26-14 0-9 0-18 0-27 12 0 23 0 35 0zM96 35c0 39 0 78 0 117-28 0-56 0-84 0 28-39 56-78 84-117z"><text:p/></draw:path><draw:path draw:style-name="gr4" draw:text-style-name="P93" svg:width="0.0713in" svg:height="0.0067in" svg:x="0.3965in" svg:y="0.1071in" svg:viewBox="0 0 182 18" svg:d="M91 18c-30 0-61 0-91 0 0-6 0-11 0-18 61 0 121 0 182 0 0 7 0 12 0 18-30 0-61 0-91 0z"><text:p/></draw:path><draw:path draw:style-name="gr4" draw:text-style-name="P93" svg:width="0.0575in" svg:height="0.0854in" svg:x="0.4035in" svg:y="0.1335in" svg:viewBox="0 0 147 218" svg:d="M70 105c25 0 42 17 42 51 0 40-22 52-42 52-12 0-40-4-53-22 14-1 18-12 18-18 0-11-8-18-18-18-8 0-17 6-17 19 0 30 33 49 72 49 44 0 75-29 75-62 0-25-21-49-56-57 34-12 46-35 46-55 0-26-30-44-65-44-37 0-63 17-63 43 0 10 8 17 17 17 10 0 17-8 17-17s-7-16-17-17c12-13 34-17 46-17 14 0 33 7 33 35 0 13-4 28-13 38-10 12-19 13-35 13-8 1-8 1-10 1-1 2-3 2-3 4 0 5 3 5 8 5 7 0 12 0 18 0z"><text:p/></draw:path><draw:path draw:style-name="gr4" draw:text-style-name="P93" svg:width="0.0969in" svg:height="0.0791in" svg:x="0.4949in" svg:y="0.0787in" svg:viewBox="0 0 247 202" svg:d="M109 26c17 0 34 0 51 0-14 68-20 87-20 118 0 7 0 19 4 34 5 21 11 24 17 24 9 0 18-10 18-19 0-2 0-2-2-9-13-34-13-62-13-75 0-25 4-50 8-73 16 0 35 0 52 0 6 0 23 0 23-16 0-10-10-10-18-10-51 0-103 0-154 0-10 0-27 0-48 21-15 18-27 39-27 41 1 2 0 4 5 4 4 0 5-1 8-5 22-35 48-35 57-35s17 0 26 0c-14 55-39 111-58 152-3 7-3 8-3 11 0 9 7 13 13 13 13 0 17-13 22-30 7-21 7-22 13-45 9-33 17-67 26-101z"><text:p/></draw:path><draw:path draw:style-name="gr4" draw:text-style-name="P93" svg:width="0.0728in" svg:height="0.0811in" svg:x="0.6035in" svg:y="0.0768in" svg:viewBox="0 0 186 207" svg:d="M27 174c-1 7-4 18-4 20 0 9 7 13 13 13s15-4 17-13c2-2 17-64 18-73 4-14 12-47 15-59 2-6 15-27 26-37 4-3 17-15 36-15 12 0 13 4 20 6-15 1-24 13-24 24 0 8 4 16 17 16 12 0 25-10 25-26 0-17-14-30-38-30-30 0-49 22-58 35-4-21-20-35-42-35-21 0-30 17-34 26-8 16-14 43-14 44 0 4 5 4 6 4 4 0 6 0 8-10 8-33 17-54 33-54 8 0 14 3 14 21 0 9-1 15-6 38-10 35-19 70-28 105z"><text:p/></draw:path><draw:path draw:style-name="gr4" draw:text-style-name="P93" svg:width="0.0575in" svg:height="0.0854in" svg:x="0.6917in" svg:y="0.0071in" svg:viewBox="0 0 147 218" svg:d="M70 107c25 0 42 17 42 50 0 41-22 52-41 52-13 0-41-4-54-23 14 0 18-10 18-17 0-10-8-18-18-18-8 0-17 5-17 18 0 30 32 49 71 49 45 0 76-28 76-61 0-24-21-49-56-57 34-12 45-36 45-56 0-24-28-44-63-44-37 0-64 18-64 43 0 12 8 17 17 17 10 0 17-7 17-16s-7-15-17-17c12-14 34-17 45-17 15 0 34 7 34 34 0 15-4 29-13 39-10 12-19 12-35 13-8 2-8 2-10 2-2 1-3 0-3 3 0 6 3 6 8 6 6 0 12 0 18 0z"><text:p/></draw:path></draw:g></draw:g></text:span><text:span text:style-name="T136">, as well as the radius of Jupiter in Earth radii, to estimate how many Earths would fit inside Jupiter.</text:span></text:p>
      <text:p text:style-name="P42"/>
      <text:p text:style-name="P32"><text:span text:style-name="T12">Note</text:span><text:span text:style-name="T133">: Remember from math that </text:span><text:span text:style-name="T133"><draw:g text:anchor-type="as-char" svg:y="-0.1339in" draw:z-index="4" draw:name="Shape2" draw:style-name="gr1"><svg:title>TexMaths</svg:title><svg:desc>13§inline§(x^a / y^a) = (x / y)^a§svg§600§FALSE§</svg:desc><draw:g draw:style-name="gr2"><draw:path draw:style-name="gr3" draw:text-style-name="P92" svg:width="1.3205in" svg:height="0.1602in" svg:x="0.0004in" svg:y="0.0102in" svg:viewBox="0 0 3355 408" svg:d="M1678 408c-560 0-1119 0-1678 0 0-137 0-272 0-408 1118 0 2237 0 3355 0 0 136 0 271 0 408-559 0-1118 0-1677 0z"><text:p/></draw:path><draw:path draw:style-name="gr4" draw:text-style-name="P93" svg:width="0.0409in" svg:height="0.1783in" svg:x="0.0091in" svg:y="0in" svg:viewBox="0 0 105 454" svg:d="M105 449c0-1 0-1-6-9-57-58-73-144-73-212 0-80 18-159 74-215 5-7 5-7 5-8 0-4-1-5-4-5-5 0-45 31-72 90-24 49-29 100-29 138 0 34 5 89 30 141 27 55 66 85 71 85 3 0 4-1 4-5z"><text:p/></draw:path><draw:path draw:style-name="gr4" draw:text-style-name="P93" svg:width="0.0894in" svg:height="0.0807in" svg:x="0.0661in" svg:y="0.0555in" svg:viewBox="0 0 228 206" svg:d="M139 64c3-12 13-54 46-54 2 0 13 0 22 6-12 2-21 14-21 24 0 8 5 17 17 17 10 0 25-9 25-27 0-24-28-30-43-30-26 0-42 25-48 35-11-30-36-35-50-35-47 0-73 58-73 70 0 5 4 5 6 5 3 0 5-1 6-5 16-48 46-60 61-60 8 0 25 4 25 30 0 15-8 46-25 109-8 29-23 47-44 47-3 0-13 0-22-5 12-3 21-12 21-25s-9-15-17-15c-13 0-25 11-25 26 0 20 23 29 43 29 30 0 47-32 48-35 5 17 22 35 49 35 47 0 73-58 73-70 0-4-4-4-5-4-4 0-5 2-6 4-15 50-46 60-60 60-18 0-26-14-26-30 0-10 2-19 8-40 5-21 10-42 15-62z"><text:p/></draw:path><draw:path draw:style-name="gr4" draw:text-style-name="P93" svg:width="0.0638in" svg:height="0.0559in" svg:x="0.1717in" svg:y="0.0146in" svg:viewBox="0 0 163 143" svg:d="M114 18c-6-10-16-18-32-18-40 0-82 44-82 91 0 30 21 52 48 52 17 0 33-9 46-22 5 19 24 22 32 22 12 0 20-7 25-17 8-12 12-30 12-31 0-4-4-4-6-4-4 0-5 1-6 9-4 16-11 35-24 35-9 0-10-8-10-17 0-5 3-17 4-25 3-9 5-22 8-28 2-8 4-17 6-25s5-23 5-24c0-7-5-11-10-11-6 0-13 4-16 13zM95 100c-3 9-10 16-17 22-3 3-16 13-30 13-12 0-22-9-22-31 0-17 9-52 16-65 15-26 31-30 40-30 22 0 29 23 29 27 0 2-2 3-2 4-5 20-9 40-14 60z"><text:p/></draw:path><draw:path draw:style-name="gr4" draw:text-style-name="P93" svg:width="0.0697in" svg:height="0.1783in" svg:x="0.261in" svg:y="0in" svg:viewBox="0 0 178 454" svg:d="M176 18c2-6 2-8 2-9 0-5-5-9-10-9-3 0-5 1-7 4-53 144-105 288-158 432-3 7-3 8-3 9 0 5 4 9 9 9s8-4 11-11c52-142 104-283 156-425z"><text:p/></draw:path><draw:path draw:style-name="gr4" draw:text-style-name="P93" svg:width="0.0827in" svg:height="0.115in" svg:x="0.3457in" svg:y="0.0555in" svg:viewBox="0 0 211 293" svg:d="M209 29c2-7 2-8 2-11 0-9-7-13-13-13-4 0-12 3-16 9-1 3-5 17-6 25-4 12-7 25-10 36-6 28-14 55-20 82-2 8-21 39-52 39-24 0-28-19-28-36 0-21 8-50 24-90 6-18 9-23 9-32 0-21-16-38-38-38-44 0-61 66-61 70 0 5 5 5 7 5 3 0 3-1 6-9 13-43 31-56 47-56 2 0 10 0 10 15 0 11-4 23-8 32-18 48-26 74-26 95 0 40 29 54 56 54 19 0 34-7 46-20-5 23-11 46-29 68-13 16-30 29-50 29-7 0-28-1-36-18 8 0 13 0 20-7 5-4 9-9 9-17 0-14-12-15-17-15-10 0-25 6-25 28s20 39 49 39c46 0 93-41 106-91 14-58 30-116 44-173z"><text:p/></draw:path><draw:path draw:style-name="gr4" draw:text-style-name="P93" svg:width="0.0638in" svg:height="0.0559in" svg:x="0.4429in" svg:y="0.0146in" svg:viewBox="0 0 163 143" svg:d="M116 18c-7-10-18-18-34-18-40 0-82 44-82 91 0 30 21 52 48 52 17 0 33-9 46-22 6 19 24 22 32 22 12 0 20-7 26-17 7-12 11-30 11-31 0-4-4-4-6-4-4 0-4 1-6 9-4 16-11 35-24 35-7 0-10-8-10-17 0-5 3-17 5-25 2-9 5-22 7-28 2-8 4-17 6-25s5-23 5-24c0-7-5-11-10-11s-13 4-14 13zM95 100c-3 9-9 16-17 22-3 3-16 13-29 13-11 0-23-9-23-31 0-17 9-52 17-65 14-26 31-30 39-30 23 0 29 23 29 27 0 2 0 3 0 4-6 20-11 40-16 60z"><text:p/></draw:path><draw:path draw:style-name="gr4" draw:text-style-name="P93" svg:width="0.0409in" svg:height="0.1783in" svg:x="0.5327in" svg:y="0in" svg:viewBox="0 0 105 454" svg:d="M105 228c0-36-4-90-30-142-27-56-66-86-71-86-3 0-4 3-4 5 0 1 0 1 9 11 44 44 70 116 70 212 0 76-17 156-72 213-7 7-7 7-7 8 0 3 1 5 4 5 5 0 47-31 73-89 23-50 28-100 28-137z"><text:p/></draw:path><draw:path draw:style-name="gr4" draw:text-style-name="P93" svg:width="0.1189in" svg:height="0.0421in" svg:x="0.6524in" svg:y="0.0693in" svg:viewBox="0 0 303 108" svg:d="M287 19c8 0 16-1 16-10s-8-9-14-9c-91 0-184 0-275 0-6 0-14 0-14 9s8 10 16 10c91 0 180 0 271 0zM289 108c6 0 14 0 14-9 0-11-8-11-16-11-91 0-180 0-271 0-8 0-16 0-16 11 0 9 8 9 14 9 91 0 184 0 275 0z"><text:p/></draw:path><draw:path draw:style-name="gr4" draw:text-style-name="P93" svg:width="0.0409in" svg:height="0.1783in" svg:x="0.8496in" svg:y="0in" svg:viewBox="0 0 105 454" svg:d="M105 449c0-1 0-1-7-9-58-58-72-144-72-212 0-80 17-159 74-215 5-7 5-7 5-8 0-4-1-5-4-5-5 0-45 31-72 90-24 49-29 100-29 138 0 34 5 89 30 141 27 55 66 85 71 85 3 0 4-1 4-5z"><text:p/></draw:path><draw:path draw:style-name="gr4" draw:text-style-name="P93" svg:width="0.0894in" svg:height="0.0807in" svg:x="0.9067in" svg:y="0.0555in" svg:viewBox="0 0 228 206" svg:d="M139 64c3-12 13-54 46-54 1 0 13 0 22 6-13 2-22 14-22 24 0 8 5 17 18 17 9 0 25-9 25-27 0-24-28-30-43-30-26 0-43 25-48 35-12-30-37-35-50-35-47 0-73 58-73 70 0 5 4 5 6 5 3 0 5-1 5-5 15-48 47-60 61-60 9 0 25 4 25 30 0 15-8 46-25 109-7 29-22 47-43 47-3 0-13 0-22-5 10-3 21-12 21-25s-11-15-17-15c-15 0-25 11-25 26 0 20 22 29 43 29 30 0 47-32 48-35 5 17 21 35 49 35 47 0 73-58 73-70 0-4-4-4-5-4-5 0-5 2-6 4-16 50-46 60-62 60s-24-14-24-30c0-10 2-19 8-40 5-21 10-42 15-62z"><text:p/></draw:path><draw:path draw:style-name="gr4" draw:text-style-name="P93" svg:width="0.0693in" svg:height="0.1783in" svg:x="1.0142in" svg:y="0in" svg:viewBox="0 0 177 454" svg:d="M176 18c1-6 1-8 1-9 0-5-4-9-9-9-3 0-7 1-8 4-53 144-105 288-159 432-1 7-1 8-1 9 0 5 4 9 9 9s7-4 9-11c52-142 106-283 158-425z"><text:p/></draw:path><draw:path draw:style-name="gr4" draw:text-style-name="P93" svg:width="0.0827in" svg:height="0.115in" svg:x="1.0992in" svg:y="0.0555in" svg:viewBox="0 0 211 293" svg:d="M209 29c2-7 2-8 2-11 0-9-7-13-13-13s-12 3-16 9c-1 3-5 17-6 25-4 12-7 25-10 36-6 28-14 55-20 82-3 8-22 39-52 39-24 0-29-19-29-36 0-21 8-50 23-90 8-18 10-23 10-32 0-21-15-38-38-38-43 0-60 66-60 70 0 5 4 4 5 5 5 0 5-1 8-9 12-43 30-56 46-56 3 0 11 0 11 15 0 11-4 23-8 32-18 48-26 74-26 95 0 40 29 54 56 54 17 0 33-7 46-20-5 23-12 46-30 68-12 16-29 29-49 29-7 0-28-1-36-18 8 0 13 0 20-7 5-4 9-9 9-17 0-14-12-15-17-15-10 0-26 6-26 28s21 39 50 39c46 0 93-41 106-91 14-58 30-116 44-173z"><text:p/></draw:path><draw:path draw:style-name="gr4" draw:text-style-name="P93" svg:width="0.0409in" svg:height="0.1783in" svg:x="1.1992in" svg:y="0in" svg:viewBox="0 0 105 454" svg:d="M105 228c0-36-5-90-30-142-27-56-66-86-71-86-3 0-4 3-4 5 0 1 0 1 8 11 45 44 71 116 71 212 0 76-17 156-74 213-5 7-5 7-5 8 0 3 1 5 4 5 5 0 45-31 73-89 23-50 28-100 28-137z"><text:p/></draw:path><draw:path draw:style-name="gr4" draw:text-style-name="P93" svg:width="0.0642in" svg:height="0.0559in" svg:x="1.2661in" svg:y="0.0146in" svg:viewBox="0 0 164 143" svg:d="M116 18c-7-10-17-18-33-18-41 0-83 44-83 91 0 30 21 52 49 52 17 0 33-9 45-22 6 19 24 22 33 22 12 0 20-7 25-17 8-12 12-30 12-31 0-4-4-4-5-4-6 0-6 1-8 9-4 16-9 35-24 35-7 0-10-8-10-17 0-5 3-17 5-25 3-9 5-22 7-28 2-8 4-17 6-25 3-8 7-23 7-24 0-7-7-11-12-11s-12 4-14 13zM95 100c-1 9-9 16-16 22-2 3-15 13-30 13-11 0-23-9-23-31 0-17 9-52 17-65 14-26 31-30 40-30 22 0 29 23 29 27 0 2-1 3-1 4-6 20-11 40-16 60z"><text:p/></draw:path></draw:g></draw:g></text:span><text:span text:style-name="T133">; round the radius to a nice number to make the calculation easier.</text:span><text:span text:style-name="T134"> </text:span><text:span text:style-name="T135">Do </text:span><text:span text:style-name="T13">NOT</text:span><text:span text:style-name="T135"> look up the radius of Earth – it should cancel out in the end.</text:span></text:p>
      <text:p text:style-name="P52"><text:span text:style-name="T45">4</text:span><text:span text:style-name="T46">. </text:span><text:span text:style-name="T47">Using </text:span><text:span text:style-name="T48">a new</text:span><text:span text:style-name="T47"> scale, </text:span><text:span text:style-name="T49">1:100 billion,</text:span><text:span text:style-name="T47"> </text:span><text:span text:style-name="T50">calculate the distance of the planets + Pluto from the Sun in this model and fill in the table below. Use </text:span><text:span text:style-name="T76">Python</text:span><text:span text:style-name="T50"> to do the calculations and note that there are </text:span><text:span text:style-name="T73">150 billion </text:span><text:span text:style-name="T74">(150 </text:span><text:span text:style-name="T74"><draw:g text:anchor-type="as-char" svg:y="-0.0835in" draw:z-index="0" draw:name="Shape3" draw:style-name="gr1"><svg:title>TexMaths</svg:title><svg:desc>13§inline§\times§svg§600§FALSE§</svg:desc><draw:frame draw:style-name="gr5" draw:text-style-name="P94" svg:width="0.113in" svg:height="0.0953in" svg:x="0in" svg:y="0in"><draw:image xlink:href="Pictures/1000059000000111000000EA42103FE9311A769E.svg" xlink:type="simple" xlink:show="embed" xlink:actuate="onLoad" draw:mime-type="image/svg+xml"><text:p/></draw:image><draw:image xlink:href="Pictures/100002010000000A000000090CBFD8130AC9AA8C.png" xlink:type="simple" xlink:show="embed" xlink:actuate="onLoad" draw:mime-type="image/png"/></draw:frame></draw:g></text:span><text:span text:style-name="T74"><text:s/>10</text:span><text:span text:style-name="T25">9</text:span><text:span text:style-name="T74">) </text:span><text:span text:style-name="T73">meters</text:span><text:span text:style-name="T75"> in 1 AU.</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1">Planet</text:p>
          </table:table-cell>
          <table:table-cell table:style-name="Table7.A1" office:value-type="string">
            <text:p text:style-name="P60">Symbol</text:p>
          </table:table-cell>
          <table:table-cell table:style-name="Table7.C1" office:value-type="string">
            <text:p text:style-name="P59">Scaled Distance (meters)</text:p>
          </table:table-cell>
        </table:table-row>
        <table:table-row table:style-name="Table7.2">
          <table:table-cell table:style-name="Table7.A2" office:value-type="string">
            <text:p text:style-name="P56">Mercury</text:p>
          </table:table-cell>
          <table:table-cell table:style-name="Table7.B2" office:value-type="string">
            <text:p text:style-name="P57">☿</text:p>
          </table:table-cell>
          <table:table-cell table:style-name="Table7.C2" office:value-type="string">
            <text:p text:style-name="P55"/>
          </table:table-cell>
        </table:table-row>
        <table:table-row table:style-name="Table7.3">
          <table:table-cell table:style-name="Table7.A3" office:value-type="string">
            <text:p text:style-name="P56">Venus</text:p>
          </table:table-cell>
          <table:table-cell table:style-name="Table7.B3" office:value-type="string">
            <text:p text:style-name="P57">♀</text:p>
          </table:table-cell>
          <table:table-cell table:style-name="Table7.C3" office:value-type="string">
            <text:p text:style-name="P55"/>
          </table:table-cell>
        </table:table-row>
        <table:table-row table:style-name="Table7.4">
          <table:table-cell table:style-name="Table7.A4" office:value-type="string">
            <text:p text:style-name="P56"><text:span text:style-name="T93">E</text:span><text:span text:style-name="T92">arth</text:span></text:p>
          </table:table-cell>
          <table:table-cell table:style-name="Table7.B4" office:value-type="string">
            <text:p text:style-name="P55">♁ <text:s/><text:span text:style-name="T97">or</text:span><text:span text:style-name="T114"> <text:s/></text:span><text:span text:style-name="T93">🜨</text:span></text:p>
          </table:table-cell>
          <table:table-cell table:style-name="Table7.C4" office:value-type="string">
            <text:p text:style-name="P55"/>
          </table:table-cell>
        </table:table-row>
        <table:table-row table:style-name="Table7.5">
          <table:table-cell table:style-name="Table7.A5" office:value-type="string">
            <text:p text:style-name="P58">Mars</text:p>
          </table:table-cell>
          <table:table-cell table:style-name="Table7.B5" office:value-type="string">
            <text:p text:style-name="P81">♂</text:p>
          </table:table-cell>
          <table:table-cell table:style-name="Table7.C5" office:value-type="string">
            <text:p text:style-name="P55"/>
          </table:table-cell>
        </table:table-row>
        <table:table-row table:style-name="Table7.6">
          <table:table-cell table:style-name="Table7.A6" office:value-type="string">
            <text:p text:style-name="P56">Jupiter</text:p>
          </table:table-cell>
          <table:table-cell table:style-name="Table7.B6" office:value-type="string">
            <text:p text:style-name="P57">♃</text:p>
          </table:table-cell>
          <table:table-cell table:style-name="Table7.C6" office:value-type="string">
            <text:p text:style-name="P55"/>
          </table:table-cell>
        </table:table-row>
        <table:table-row table:style-name="Table7.7">
          <table:table-cell table:style-name="Table7.A7" office:value-type="string">
            <text:p text:style-name="P56">Saturn</text:p>
          </table:table-cell>
          <table:table-cell table:style-name="Table7.B7" office:value-type="string">
            <text:p text:style-name="P55">♄</text:p>
          </table:table-cell>
          <table:table-cell table:style-name="Table7.C7" office:value-type="string">
            <text:p text:style-name="P55"/>
          </table:table-cell>
        </table:table-row>
        <table:table-row table:style-name="Table7.8">
          <table:table-cell table:style-name="Table7.A8" office:value-type="string">
            <text:p text:style-name="P56">Uranus</text:p>
          </table:table-cell>
          <table:table-cell table:style-name="Table7.B8" office:value-type="string">
            <text:p text:style-name="P55">⛢</text:p>
          </table:table-cell>
          <table:table-cell table:style-name="Table7.C8" office:value-type="string">
            <text:p text:style-name="P55"/>
          </table:table-cell>
        </table:table-row>
        <table:table-row table:style-name="Table7.9">
          <table:table-cell table:style-name="Table7.A9" office:value-type="string">
            <text:p text:style-name="P56">Neptune</text:p>
          </table:table-cell>
          <table:table-cell table:style-name="Table7.B9" office:value-type="string">
            <text:p text:style-name="P55">♆</text:p>
          </table:table-cell>
          <table:table-cell table:style-name="Table7.C9" office:value-type="string">
            <text:p text:style-name="P55"/>
          </table:table-cell>
        </table:table-row>
        <table:table-row table:style-name="Table7.10">
          <table:table-cell table:style-name="Table7.A10" office:value-type="string">
            <text:p text:style-name="P56">Pluto</text:p>
          </table:table-cell>
          <table:table-cell table:style-name="Table7.B10" office:value-type="string">
            <text:p text:style-name="P55">♇</text:p>
          </table:table-cell>
          <table:table-cell table:style-name="Table7.C10" office:value-type="string">
            <text:p text:style-name="P55"/>
          </table:table-cell>
        </table:table-row>
      </table:table>
      <text:p text:style-name="P43"><text:span text:style-name="T106">Python</text:span><text:span text:style-name="T104"> </text:span><text:span text:style-name="T105">Programming</text:span></text:p>
      <text:p text:style-name="P44"><text:span text:style-name="T4">O</text:span><text:span text:style-name="T1">pen </text:span><text:span text:style-name="T7">an</text:span><text:span text:style-name="T31"> Anaconda Prompt</text:span><text:span text:style-name="T7">, type</text:span><text:span text:style-name="T31"> jupyter qtconsole</text:span><text:span text:style-name="T7"> and press return. </text:span><text:span text:style-name="T8">E</text:span><text:span text:style-name="T5">nter your distances from Problem 1 into a </text:span><text:span text:style-name="T7">list</text:span><text:span text:style-name="T5"> called "au". </text:span><text:span text:style-name="T6">You can </text:span><text:span text:style-name="T5">then </text:span><text:span text:style-name="T1">calculate</text:span><text:span text:style-name="T6"> the </text:span><text:span text:style-name="T2">real distance </text:span><text:span text:style-name="T3">in meters</text:span><text:span text:style-name="T6"> as follows </text:span><text:span text:style-name="T9">(use </text:span><text:span text:style-name="T32">ctrl–shift–+</text:span><text:span text:style-name="T9"> to enlarge the text)</text:span><text:span text:style-name="T6">:</text:span></text:p>
      <text:p text:style-name="P74"/>
      <text:p text:style-name="P72"><text:span text:style-name="T119">In[1]</text:span><text:span text:style-name="T118">:</text:span><text:span text:style-name="T39"> <text:s/>au</text:span> = [0.3, 0.4, 1.2, 3.4, 6.7]<text:tab/><text:tab/># <text:span text:style-name="T117">example list</text:span> <text:span text:style-name="T37">of distances in AU</text:span></text:p>
      <text:p text:style-name="P72"><text:span text:style-name="T119">In[2]:</text:span><text:span text:style-name="T11"> </text:span><text:span text:style-name="T39"><text:s/></text:span>for <text:span text:style-name="T29">x</text:span> in <text:span text:style-name="T29">au:</text:span><text:tab/><text:tab/><text:tab/><text:tab/><text:tab/><text:span text:style-name="T30"># iterate through each value; call it "x"</text:span></text:p>
      <text:p text:style-name="P72"><text:span text:style-name="T121"><text:s text:c="2"/></text:span><text:span text:style-name="T120">...:</text:span><text:span text:style-name="T90"> <text:tab/> </text:span>print<text:span text:style-name="T39">(x * </text:span>1<text:span text:style-name="T35">50e9)</text:span><text:tab/><text:tab/><text:tab/><text:span text:style-name="T30"># convert "x" to meters; print to terminal</text:span></text:p>
      <text:p text:style-name="P73"><text:span text:style-name="T121"><text:s text:c="2"/></text:span><text:span text:style-name="T120">...:</text:span><text:tab/> <text:s text:c="2"/><text:tab/><text:tab/><text:tab/><text:tab/><text:tab/># <text:span text:style-name="T124">return again to complete the for-loop</text:span></text:p>
      <text:p text:style-name="P48"/>
      <text:p text:style-name="P45"><text:span text:style-name="T15">T</text:span><text:span text:style-name="T14">o </text:span><text:span text:style-name="T16">get</text:span><text:span text:style-name="T14"> the </text:span><text:span text:style-name="T10">scaled distance</text:span><text:span text:style-name="T14">, we simply need to divide the </text:span><text:span text:style-name="T20">real distance by</text:span><text:span text:style-name="T14"> 100 billion (or 100e9 in computer </text:span><text:span text:style-name="T19">syntax</text:span><text:span text:style-name="T14">, </text:span><text:span text:style-name="T17">where e9 indicates </text:span><text:span text:style-name="T18">to multiply by 10</text:span><text:span text:style-name="T26">9</text:span><text:span text:style-name="T14">):</text:span></text:p>
      <text:p text:style-name="P49"/>
      <text:p text:style-name="P46"><text:span text:style-name="T119">In[3]:</text:span><text:span text:style-name="T14"> <text:tab/>for x in au:</text:span></text:p>
      <text:p text:style-name="P47"><text:span text:style-name="T122"><text:s text:c="2"/></text:span><text:span text:style-name="T123">...:</text:span><text:span text:style-name="T98"><text:tab/><text:tab/></text:span><text:span text:style-name="T99">print</text:span><text:span text:style-name="T100">(x * </text:span><text:span text:style-name="T99">1</text:span><text:span text:style-name="T101">50e9 / </text:span><text:span text:style-name="T102">100e9</text:span><text:span text:style-name="T101">)</text:span><text:span text:style-name="T99"><text:tab/><text:tab/></text:span><text:span text:style-name="T98"># or </text:span><text:span text:style-name="T103">simplifying,</text:span><text:span text:style-name="T98"> </text:span><text:span text:style-name="T102">print(</text:span><text:span text:style-name="T98">x * 1.5</text:span><text:span text:style-name="T102">)</text:span></text:p>
      <text:p text:style-name="P53"><text:span text:style-name="T45">5</text:span><text:span text:style-name="T51">. </text:span><text:span text:style-name="T87">Class Discussion</text:span><text:span text:style-name="T58"> </text:span><text:span text:style-name="T51">As a class, we will go out into the hallway and place the planets </text:span><text:span text:style-name="T52">at</text:span><text:span text:style-name="T51"> their scaled distances </text:span><text:span text:style-name="T53">that we calculated </text:span><text:span text:style-name="T51">in </text:span><text:span text:style-name="T54">the previous problem.</text:span></text:p>
      <text:p text:style-name="P39"/>
      <text:p text:style-name="P39"><text:span text:style-name="T88">a) </text:span>After looking at the scale model of the solar system, write down some of your thoughts and observations.</text:p>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b) <text:span text:style-name="T89">In this scale model, </text:span>Voyager 1 <text:span text:style-name="T91">would be located on Clinton Street (between Phillips Hall and the Pentacrest). Where do you think we would need to place Alpha Centauri, the nearest star to our Sun?</text:span></text:p>
      <text:p text:style-name="P36"/>
      <text:p text:style-name="P36"/>
      <text:p text:style-name="P36"/>
      <text:p text:style-name="P35"/>
      <text:p text:style-name="P34"/>
      <text:p text:style-name="P54"><text:span text:style-name="T45">6</text:span><text:span text:style-name="T55">. Alpha Centauri </text:span><text:span text:style-name="T56">is</text:span><text:span text:style-name="T55"> </text:span><text:span text:style-name="T57">a triple-star system that</text:span><text:span text:style-name="T55"> is 41 quadrillion (4.1 </text:span><text:span text:style-name="T55"><draw:g text:anchor-type="as-char" svg:y="-0.0835in" draw:z-index="1" draw:name="Shape4" draw:style-name="gr1"><svg:title>TexMaths</svg:title><svg:desc>13§inline§\times§svg§600§FALSE§</svg:desc><draw:frame draw:style-name="gr5" draw:text-style-name="P94" svg:width="0.113in" svg:height="0.0953in" svg:x="0in" svg:y="0in"><draw:image xlink:href="Pictures/1000059000000111000000EA42103FE9311A769E.svg" xlink:type="simple" xlink:show="embed" xlink:actuate="onLoad" draw:mime-type="image/svg+xml"><text:p/></draw:image><draw:image xlink:href="Pictures/100002010000000A000000090CBFD8130AC9AA8C.png" xlink:type="simple" xlink:show="embed" xlink:actuate="onLoad" draw:mime-type="image/png"/></draw:frame></draw:g></text:span><text:span text:style-name="T55"><text:s/></text:span><text:span text:style-name="T44">1</text:span><text:span text:style-name="T55">0</text:span><text:span text:style-name="T22">16</text:span><text:span text:style-name="T55">) </text:span><text:span text:style-name="T56">meters away</text:span><text:span text:style-name="T55"> </text:span><text:span text:style-name="T57">and appears as the third brightest star in the night sky (Proxima Centauri is the faintest and nearest star in the system). Unfortunately, it is too far south to see it from Iowa City.</text:span></text:p>
      <text:p text:style-name="P33"/>
      <text:p text:style-name="P41">After partnering with another group, work out the following problems and show your work on a white board. <text:span text:style-name="T142">Have your TA mark below when done.</text:span></text:p>
      <text:p text:style-name="P33"/>
      <text:list xml:id="list1521528622" text:style-name="L3">
        <text:list-item>
          <text:p text:style-name="P85">Convert Alpha Centauri’s distance to kilometers <text:span text:style-name="T130">using unit conversions. You should be doing something analogous to: </text:span><text:span text:style-name="T130"><draw:g text:anchor-type="as-char" svg:y="-0.2598in" draw:z-index="5" draw:name="Shape5" draw:style-name="gr1"><svg:title>TexMaths</svg:title><svg:desc>13§display§5 \, \text{bags} \left( 
\frac{8 \, \text{apples}}{1 \, \text{bag}}
\right) = 40  \, \text{apples}§svg§600§FALSE§</svg:desc><draw:g draw:style-name="gr2"><draw:path draw:style-name="gr3" draw:text-style-name="P92" svg:width="2.3343in" svg:height="0.4122in" svg:x="0.0004in" svg:y="0.0091in" svg:viewBox="0 0 5930 1048" svg:d="M2965 1048c-989 0-1977 0-2965 0 0-350 0-698 0-1048 1976 0 3954 0 5930 0 0 350 0 698 0 1048-988 0-1976 0-2965 0z"><text:p/></draw:path><draw:path draw:style-name="gr4" draw:text-style-name="P93" svg:width="0.0713in" svg:height="0.1228in" svg:x="0.0004in" svg:y="0.1413in" svg:viewBox="0 0 182 313" svg:d="M182 212c0-55-38-100-87-100-22 0-42 8-57 23 0-30 0-60 0-90 9 4 23 7 37 7 58 0 89-42 89-48 0-3-1-4-4-4-1 0-1 0-4 1-9 4-31 13-62 13-19 0-39-4-61-13-3-1-4-1-6-1-4 0-4 4-4 10 0 46 0 90 0 136 0 9 0 11 7 11 3 0 4-1 5-4 5-6 22-31 60-31 23 0 35 21 38 29 7 17 9 35 9 57 0 17 0 44-12 64-10 17-27 28-48 28-34 0-60-23-68-50 2 0 3 1 8 1 16 0 24-12 24-22 0-12-8-24-24-24-6 0-22 4-22 25 0 39 31 83 82 83 53 0 100-44 100-101z"><text:p/></draw:path><draw:path draw:style-name="gr4" draw:text-style-name="P93" svg:width="0.0886in" svg:height="0.126in" svg:x="0.1161in" svg:y="0.1362in" svg:viewBox="0 0 226 321" svg:d="M66 144c0-48 0-96 0-144-22 1-44 4-66 5 0 4 0 9 0 13 33 0 36 4 36 26 0 91 0 181 0 272 4 0 8 0 12 0 5-9 4-7 16-27 6 10 26 32 60 32 54 0 102-44 102-103 0-58-45-104-97-104-35 0-55 22-63 30zM68 264c0-31 0-63 0-94 0-9 0-9 5-17 18-24 43-28 53-28 21 0 38 11 48 28 12 20 13 46 13 64 0 17 0 44-13 65-10 14-27 30-52 30-21 0-37-12-48-29-6-9-6-10-6-19z"><text:p/></draw:path><draw:path draw:style-name="gr4" draw:text-style-name="P93" svg:width="0.0811in" svg:height="0.0819in" svg:x="0.2185in" svg:y="0.1803in" svg:viewBox="0 0 207 209" svg:d="M134 170c1 18 14 38 35 38 10 0 38-7 38-44 0-8 0-17 0-25-4 0-8 0-12 0 0 8 0 17 0 25 0 27-12 30-16 30-15 0-16-21-16-24 0-30 0-61 0-91 0-19 0-37-17-54-19-17-41-25-63-25-37 0-69 22-69 52 0 13 9 21 21 21 13 0 21-9 21-21 0-5-3-21-23-21 13-15 35-21 49-21 22 0 48 19 48 59 0 5 0 12 0 17-23 1-55 2-83 15-35 16-47 41-47 60 0 38 46 48 74 48 30 0 51-18 60-39zM130 95c0 15 0 30 0 45 0 45-32 60-53 60-22 0-41-17-41-39 0-26 19-64 94-66z"><text:p/></draw:path><draw:path draw:style-name="gr4" draw:text-style-name="P93" svg:width="0.0819in" svg:height="0.1185in" svg:x="0.3059in" svg:y="0.1791in" svg:viewBox="0 0 209 302" svg:d="M88 129c-39 0-39-46-39-56 0-13 0-28 7-39 4-5 14-18 32-18 41 0 41 45 41 57 0 11 0 26-8 37-3 6-14 19-33 19zM36 147c0-3 0-13 8-22 17 13 37 14 44 14 43 0 75-31 75-66 0-17-7-34-19-44 17-16 33-19 42-19 1 0 3 0 4 0-5 3-8 8-8 13 0 8 7 13 14 13 4 0 13-2 13-13 0-7-5-23-23-23-9 0-30 3-48 22-20-16-39-17-50-17-41 0-72 31-72 68 0 19 9 36 20 47-6 6-14 22-14 37s7 31 21 41c-27 7-43 27-43 45 0 34 46 59 101 59 54 0 102-24 102-59 0-17-7-40-30-53-25-12-51-12-78-12-12 0-31 0-35-1-14-2-24-16-24-30zM101 291c-45 0-76-23-76-48 0-21 17-38 36-39 9 0 18 0 27 0 39 0 91 0 91 39 0 25-32 48-78 48z"><text:p/></draw:path><draw:path draw:style-name="gr4" draw:text-style-name="P93" svg:width="0.0587in" svg:height="0.0819in" svg:x="0.3969in" svg:y="0.1803in" svg:viewBox="0 0 150 209" svg:d="M79 116c11 2 48 9 48 43 0 23-16 41-52 41-37 0-54-26-63-65-2-6-2-8-7-8s-5 3-5 12c0 20 0 40 0 60 0 8 0 10 5 10 2 0 3 0 11-9 1 0 1-1 9-10 21 19 41 19 50 19 52 0 75-30 75-62 0-25-15-39-20-44-16-15-32-19-52-22-26-6-56-11-56-37 0-17 12-35 51-35 51 0 52 40 53 55 0 4 4 2 5 4 7 0 7-2 7-11 0-15 0-30 0-45 0-8 0-12-5-12-3 0-3 0-9 5-2 3-7 7-8 8-17-13-37-13-43-13-56 0-73 31-73 56 0 17 7 28 20 39 14 12 27 14 59 21z"><text:p/></draw:path><draw:path draw:style-name="gr4" draw:text-style-name="P93" svg:width="0.0882in" svg:height="0.4303in" svg:x="0.5291in" svg:y="0in" svg:viewBox="0 0 225 1094" svg:d="M225 1089c0-1 0-2-1-4-17-17-48-46-78-96-74-118-107-266-107-440 0-124 16-283 91-418 36-65 74-102 94-122 1-3 1-3 1-4 0-5-3-5-9-5-7 0-8 0-14 6-154 141-202 349-202 541 0 178 42 359 157 495 9 12 28 30 46 47 5 5 6 5 13 5 6 0 9 0 9-5z"><text:p/></draw:path><draw:path draw:style-name="gr4" draw:text-style-name="P93" svg:width="0.0744in" svg:height="0.1236in" svg:x="0.6535in" svg:y="0.0189in" svg:viewBox="0 0 190 315" svg:d="M55 95c-21-13-22-29-22-37 0-27 29-46 62-46 32 0 62 23 62 56 0 26-18 48-45 63-20-11-38-24-57-36zM122 139c33-17 55-42 55-71 0-42-40-68-82-68-46 0-83 34-83 77 0 7 1 28 21 49 5 5 22 17 33 25-27 13-66 39-66 84 0 48 47 80 95 80 51 0 95-39 95-88 0-16-5-37-22-55-9-11-17-15-46-33zM77 157c18 12 37 25 56 37 13 9 33 22 33 50 0 34-33 58-71 58-39 0-73-29-73-67 0-27 16-56 55-78z"><text:p/></draw:path><draw:path draw:style-name="gr4" draw:text-style-name="P93" svg:width="0.0811in" svg:height="0.0819in" svg:x="0.7732in" svg:y="0.0591in" svg:viewBox="0 0 207 209" svg:d="M133 169c2 18 14 38 36 38 9 0 38-7 38-43 0-9 0-17 0-26-4 0-8 0-12 0 0 9 0 17 0 26 0 26-12 28-17 28-14 0-17-20-17-22 0-31 0-61 0-92 0-18 0-36-15-53-19-19-42-25-64-25-36 0-69 21-69 51 0 14 9 22 22 22 12 0 21-9 21-21 0-7-3-21-23-22 11-16 33-21 49-21 22 0 48 18 48 59 0 5 0 11 0 16-23 2-56 3-84 17-34 16-46 39-46 60 0 37 44 48 73 48 31 0 52-18 60-40zM130 95c0 15 0 30 0 45 0 43-32 59-53 59-22 0-42-16-42-39 0-25 20-63 95-65z"><text:p/></draw:path><draw:path draw:style-name="gr4" draw:text-style-name="P93" svg:width="0.0882in" svg:height="0.1138in" svg:x="0.8606in" svg:y="0.0594in" svg:viewBox="0 0 225 290" svg:d="M66 30c0-11 0-20 0-30-22 1-44 4-66 5 0 4 0 9 0 13 33 0 35 4 35 24 0 71 0 141 0 213 0 21-4 21-35 21 0 3 0 9 0 14 16 0 39-1 51-1 13 0 36 1 52 1 0-5 0-11 0-14-31 0-35 0-35-21 0-26 0-52 0-77 0-1 0-3 0-4 1 8 20 33 56 33 54 0 101-46 101-104 0-59-44-103-95-103-36 0-55 19-64 30zM68 149c0-33 0-67 0-101 13-23 35-38 58-38 34 0 61 41 61 93 0 56-32 93-66 93-18 0-35-9-47-27-6-10-6-10-6-20z"><text:p/></draw:path><draw:path draw:style-name="gr4" draw:text-style-name="P93" svg:width="0.0882in" svg:height="0.1138in" svg:x="0.9606in" svg:y="0.0594in" svg:viewBox="0 0 225 290" svg:d="M66 30c0-11 0-20 0-30-22 1-44 4-66 5 0 4 0 9 0 13 33 0 36 4 36 24 0 71 0 141 0 213 0 21-5 21-36 21 0 3 0 9 0 14 16 0 39-1 52-1 12 0 35 1 51 1 0-5 0-11 0-14-30 0-35 0-35-21 0-26 0-52 0-77 0-1 0-3 0-4 2 8 20 33 56 33 54 0 101-46 101-104 0-59-44-103-95-103-35 0-55 19-64 30zM68 149c0-33 0-67 0-101 13-23 35-38 58-38 34 0 61 41 61 93 0 56-31 93-65 93-18 0-36-9-48-27-6-10-6-10-6-20z"><text:p/></draw:path><draw:path draw:style-name="gr4" draw:text-style-name="P93" svg:width="0.0394in" svg:height="0.1244in" svg:x="1.0614in" svg:y="0.0134in" svg:viewBox="0 0 101 317" svg:d="M66 0c-22 1-44 4-66 5 0 5 0 9 0 14 33 0 36 3 36 26 0 80 0 158 0 237 0 21-5 21-36 21 0 4 0 9 0 14 16 0 39-1 51-1 11 0 34 1 50 1 0-5 0-10 0-14-29 0-35 0-35-21 0-94 0-188 0-282z"><text:p/></draw:path><draw:path draw:style-name="gr4" draw:text-style-name="P93" svg:width="0.0693in" svg:height="0.0819in" svg:x="1.1106in" svg:y="0.0591in" svg:viewBox="0 0 177 209" svg:d="M39 88c3-67 40-79 56-79 47 0 52 62 52 79-36 0-72 0-108 0zM38 99c43 0 84 0 127 0 11 0 12 0 12-11 0-44-25-88-82-88-53 0-95 47-95 104 0 61 48 105 100 105 56 0 77-50 77-60 0-3-4-5-7-5-4 0-4 3-5 7-15 47-57 47-62 47-22 0-41-15-51-32-14-20-14-52-14-67z"><text:p/></draw:path><draw:path draw:style-name="gr4" draw:text-style-name="P93" svg:width="0.0587in" svg:height="0.0819in" svg:x="1.1909in" svg:y="0.0591in" svg:viewBox="0 0 150 209" svg:d="M79 116c11 1 48 9 48 41 0 24-15 42-52 42s-54-26-63-65c-2-5-2-8-5-8-7 0-7 4-7 12 0 19 0 40 0 60 0 7 0 11 5 11 3 0 3-1 12-9 1-1 0-2 9-10 20 18 40 19 49 19 54 0 75-31 75-63 0-25-15-38-20-43-14-16-32-19-52-22-26-6-56-12-56-38 0-16 12-35 51-35 51 0 53 41 53 56 1 4 5 4 7 4 5 0 5-3 5-12 0-16 0-30 0-46 0-7 0-10-5-10-3 0-3 0-9 5-2 1-6 5-8 7-17-12-37-12-43-12-56 0-73 30-73 56 0 15 8 28 20 39 14 12 27 14 59 21z"><text:p/></draw:path><draw:path draw:style-name="gr4" draw:text-style-name="P93" svg:width="0.6102in" svg:height="0.0067in" svg:x="0.6457in" svg:y="0.2122in" svg:viewBox="0 0 1551 18" svg:d="M776 18c-259 0-517 0-776 0 0-6 0-12 0-18 517 0 1034 0 1551 0 0 6 0 12 0 18-259 0-517 0-775 0z"><text:p/></draw:path><draw:path draw:style-name="gr4" draw:text-style-name="P93" svg:width="0.0591in" svg:height="0.1193in" svg:x="0.7669in" svg:y="0.263in" svg:viewBox="0 0 151 304" svg:d="M94 13c0-12 0-13-11-13-27 30-67 30-83 30 0 5 0 9 0 14 9 0 36 0 60-12 0 80 0 158 0 237 0 16-1 22-42 22-5 0-10 0-15 0 0 4 0 8 0 13 17-1 56-1 74-1s58 0 74 1c0-5 0-9 0-13-5 0-9 0-14 0-42 0-43-5-43-22 0-86 0-170 0-256z"><text:p/></draw:path><draw:path draw:style-name="gr4" draw:text-style-name="P93" svg:width="0.0882in" svg:height="0.126in" svg:x="0.876in" svg:y="0.2591in" svg:viewBox="0 0 225 321" svg:d="M66 144c0-48 0-96 0-144-22 1-44 4-66 5 0 4 0 9 0 13 33 0 36 4 36 26 0 91 0 181 0 272 4 0 7 0 11 0 1 0 5-7 17-27 6 10 26 32 60 32 54 0 101-44 101-103 0-58-44-104-96-104-35 0-56 22-63 30zM68 264c0-31 0-63 0-94 0-9 0-9 5-17 17-24 43-28 53-28 21 0 38 11 48 28 12 20 13 46 13 64 0 17 0 44-14 65-9 14-26 30-51 30-21 0-37-12-48-29-6-9-6-10-6-19z"><text:p/></draw:path><draw:path draw:style-name="gr4" draw:text-style-name="P93" svg:width="0.0811in" svg:height="0.0819in" svg:x="0.9783in" svg:y="0.3031in" svg:viewBox="0 0 207 209" svg:d="M134 170c1 18 14 38 35 38 9 0 38-7 38-44 0-9 0-17 0-26-4 0-8 0-12 0 0 9 0 17 0 26 0 27-12 30-17 30-14 0-17-21-17-24 0-30 0-61 0-91 0-19 0-37-15-54-19-17-42-25-63-25-37 0-69 22-69 52 0 13 9 21 21 21 13 0 21-9 21-21 0-5-3-21-23-21 11-15 35-21 49-21 22 0 48 17 48 59 0 5 0 12 0 17-23 1-55 2-83 15-35 16-47 41-47 60 0 37 44 48 74 48s51-18 60-39zM130 95c0 15 0 30 0 45 0 45-32 60-53 60-22 0-42-17-42-39 0-26 20-64 95-66z"><text:p/></draw:path><draw:path draw:style-name="gr4" draw:text-style-name="P93" svg:width="0.0819in" svg:height="0.1185in" svg:x="1.0661in" svg:y="0.3016in" svg:viewBox="0 0 209 302" svg:d="M88 129c-39 0-39-46-39-56 0-13 0-28 7-39 4-5 14-18 32-18 41 0 41 45 41 55 0 13 0 28-8 39-4 6-14 19-33 19zM36 147c0-3 0-13 8-22 17 13 37 14 44 14 43 0 75-31 75-66 0-17-7-34-19-44 16-16 33-19 41-19 1 0 4 0 5 0-5 3-8 8-8 13 0 8 7 13 14 13 4 0 13-2 13-13 0-7-5-23-23-23-9 0-30 3-48 22-20-16-39-17-50-17-41 0-74 31-74 66 0 21 11 38 22 49-6 6-14 20-14 37 0 15 7 31 20 41-28 7-42 27-42 45 0 33 46 59 101 59 54 0 102-24 102-60 0-16-7-39-30-52-25-12-51-12-78-12-12 0-31 0-35-1-14-2-24-16-24-30zM101 291c-45 0-78-23-78-48 0-21 19-38 38-39 9 0 18 0 27 0 39 0 91 0 91 39 0 25-32 48-78 48z"><text:p/></draw:path><draw:path draw:style-name="gr4" draw:text-style-name="P93" svg:width="0.0882in" svg:height="0.4303in" svg:x="1.2835in" svg:y="0in" svg:viewBox="0 0 225 1094" svg:d="M225 549c0-180-40-361-157-497-9-12-26-30-45-47-6-5-6-5-13-5-5 0-10 0-10 5 0 1 3 4 4 4 16 17 45 47 77 96 74 119 106 267 106 442 0 122-15 281-91 416-36 65-74 103-93 122-2 2-3 3-3 4 0 5 5 5 10 5 7 0 7 0 15-6 152-140 200-348 200-539z"><text:p/></draw:path><draw:path draw:style-name="gr4" draw:text-style-name="P93" svg:width="0.1193in" svg:height="0.0417in" svg:x="1.4697in" svg:y="0.1949in" svg:viewBox="0 0 304 107" svg:d="M289 18c6 0 15 0 15-9s-9-9-15-9c-91 0-182 0-273 0-7 0-16 0-16 9s9 9 16 9c91 0 182 0 273 0zM289 107c6 0 15 0 15-10 0-9-9-9-15-9-91 0-182 0-273 0-7 0-16 0-16 9 0 10 9 10 16 10 91 0 182 0 273 0z"><text:p/></draw:path><draw:path draw:style-name="gr4" draw:text-style-name="P93" svg:width="0.0795in" svg:height="0.1209in" svg:x="1.6547in" svg:y="0.1394in" svg:viewBox="0 0 203 308" svg:d="M122 234c0 13 0 26 0 39 0 17-1 22-35 22-2 0-6 0-9 0 0 4 0 8 0 13 18-1 42-1 61-1 20 0 43 0 63 1 0-5 0-9 0-13-4 0-7 0-11 0-34 0-34-5-34-22 0-13 0-26 0-39 16 0 30 0 46 0 0-5 0-10 0-14-16 0-30 0-46 0 0-69 0-139 0-208 0-9 0-12-7-12-4 0-6 0-10 5-46 72-93 143-140 215 0 4 0 9 0 14 40 0 82 0 122 0zM125 220c-38 0-74 0-112 0 38-58 74-113 112-171 0 58 0 113 0 171z"><text:p/></draw:path><draw:path draw:style-name="gr4" draw:text-style-name="P93" svg:width="0.0752in" svg:height="0.1228in" svg:x="1.7469in" svg:y="0.1413in" svg:viewBox="0 0 192 313" svg:d="M192 157c0-36-2-73-18-106-22-45-58-51-78-51-27 0-61 12-79 53-14 33-17 68-17 104 0 34 1 76 21 111 19 36 52 45 75 45 25 0 59-9 80-53 14-31 16-66 16-103zM96 303c-18 0-45-11-53-55-5-27-5-69-5-96 0-30 0-60 4-84 7-55 43-59 54-59 15 0 44 9 54 53 5 26 5 61 5 90 0 34 0 65-5 95-8 43-34 56-54 56z"><text:p/></draw:path><draw:path draw:style-name="gr4" draw:text-style-name="P93" svg:width="0.0811in" svg:height="0.0819in" svg:x="1.8669in" svg:y="0.1803in" svg:viewBox="0 0 207 209" svg:d="M133 170c2 18 14 38 36 38 9 0 38-7 38-44 0-8 0-17 0-25-4 0-8 0-12 0 0 8 0 17 0 25 0 27-12 30-17 30-14 0-17-21-17-24 0-30 0-61 0-91 0-19 0-37-17-54s-40-25-62-25c-36 0-69 22-69 52 0 13 9 21 21 21 13 0 22-9 22-21 0-5-3-21-23-21 11-15 33-21 49-21 22 0 48 19 48 59 0 5 0 12 0 17-23 1-56 2-84 15-34 16-46 41-46 60 0 38 44 48 73 48 30 0 52-18 60-39zM130 95c0 15 0 30 0 45 0 45-32 60-53 60-22 0-42-17-42-39 0-26 20-64 95-66z"><text:p/></draw:path><draw:path draw:style-name="gr4" draw:text-style-name="P93" svg:width="0.0882in" svg:height="0.1142in" svg:x="1.9543in" svg:y="0.1807in" svg:viewBox="0 0 225 291" svg:d="M65 30c0-11 0-20 0-30-22 1-43 4-65 5 0 5 0 9 0 14 33 0 35 3 35 24 0 71 0 142 0 213 0 21-5 21-35 21 0 4 0 9 0 14 16-1 39-1 51-1 13 0 36 0 52 1 0-5 0-10 0-14-31 0-35 0-35-21 0-26 0-52 0-77 0-1 0-2 0-4 1 7 20 32 56 32 54 0 101-45 101-103 0-59-44-104-95-104-36 0-56 21-65 30zM68 149c0-33 0-67 0-101 13-23 35-36 58-36 34 0 61 40 61 92 0 55-32 94-66 94-18 0-35-10-48-29-5-9-5-10-5-20z"><text:p/></draw:path><draw:path draw:style-name="gr4" draw:text-style-name="P93" svg:width="0.0882in" svg:height="0.1142in" svg:x="2.0543in" svg:y="0.1807in" svg:viewBox="0 0 225 291" svg:d="M66 30c0-11 0-20 0-30-22 1-44 4-66 5 0 5 0 9 0 14 33 0 35 3 35 24 0 71 0 142 0 213 0 21-4 21-35 21 0 4 0 9 0 14 16-1 39-1 51-1 13 0 36 0 52 1 0-5 0-10 0-14-30 0-35 0-35-21 0-26 0-52 0-77 0-1 0-2 0-4 2 7 20 32 56 32 54 0 101-45 101-103 0-59-44-104-95-104-36 0-55 21-64 30zM68 149c0-33 0-67 0-101 13-23 35-36 58-36 34 0 61 40 61 92 0 55-31 94-65 94-18 0-36-10-48-29-6-9-6-10-6-20z"><text:p/></draw:path><draw:path draw:style-name="gr4" draw:text-style-name="P93" svg:width="0.0394in" svg:height="0.124in" svg:x="2.1551in" svg:y="0.1362in" svg:viewBox="0 0 101 316" svg:d="M66 0c-22 1-44 4-66 5 0 4 0 9 0 13 33 0 35 4 35 26 0 79 0 159 0 238 0 21-4 21-35 21 0 4 0 8 0 13 16 0 39-1 51-1 11 0 34 1 50 1 0-5 0-9 0-13-29 0-35 0-35-21 0-94 0-188 0-282z"><text:p/></draw:path><draw:path draw:style-name="gr4" draw:text-style-name="P93" svg:width="0.0693in" svg:height="0.0819in" svg:x="2.2043in" svg:y="0.1803in" svg:viewBox="0 0 177 209" svg:d="M38 90c4-68 41-80 57-80 47 0 52 61 52 80-36 0-73 0-109 0zM38 99c43 0 84 0 127 0 11 0 12 0 12-9 0-46-25-90-82-90-53 0-95 47-95 104 0 61 48 105 100 105 56 0 77-50 77-58 0-5-4-7-7-7-4 0-5 4-5 7-17 48-57 48-62 48-22 0-41-14-51-31-14-22-14-52-14-69z"><text:p/></draw:path><draw:path draw:style-name="gr4" draw:text-style-name="P93" svg:width="0.0587in" svg:height="0.0819in" svg:x="2.285in" svg:y="0.1803in" svg:viewBox="0 0 150 209" svg:d="M79 116c11 2 48 9 48 43 0 23-15 41-52 41s-54-26-63-65c-2-6-2-8-7-8s-5 3-5 12c0 20 0 40 0 60 0 8 0 10 5 10 2 0 3 0 12-9 3-4 0-1 9-10 20 19 40 19 49 19 54 0 75-30 75-62 0-25-15-39-20-44-16-15-32-19-52-22-26-6-56-11-56-37 0-17 12-35 51-35 51 0 52 40 53 55 1 4 4 2 5 4 7 0 7-2 7-11 0-15 0-30 0-45 0-8 0-12-5-12-3 0-3 0-9 5-2 3-6 7-8 8-17-13-37-13-43-13-56 0-73 31-73 56 0 17 7 28 20 39 14 12 27 14 59 21z"><text:p/></draw:path></draw:g></draw:g></text:span></text:p>
        </text:list-item>
      </text:list>
      <text:list xml:id="list273739287" text:style-name="L4">
        <text:list-item>
          <text:list>
            <text:list-item>
              <text:p text:style-name="P86"><text:span text:style-name="T44">1 km = 1000 m = 10</text:span><text:span text:style-name="T21">3</text:span><text:span text:style-name="T44"> m</text:span></text:p>
            </text:list-item>
          </text:list>
        </text:list-item>
      </text:list>
      <text:list xml:id="list190619781914447" text:continue-list="list1521528622" text:style-name="L3">
        <text:list-item>
          <text:p text:style-name="P87"><text:span text:style-name="T59">Using</text:span><text:span text:style-name="T60"> our </text:span><text:span text:style-name="T72">1:100 billion </text:span><text:span text:style-name="T60">scale </text:span><text:span text:style-name="T61">model</text:span><text:span text:style-name="T60">, </text:span><text:span text:style-name="T62">calculate how</text:span><text:span text:style-name="T60"> far away Alpha Centauri </text:span><text:span text:style-name="T63">would </text:span><text:span text:style-name="T60">be </text:span><text:span text:style-name="T64">in kilometers</text:span></text:p>
        </text:list-item>
      </text:list>
      <text:list xml:id="list2977790511" text:style-name="L5">
        <text:list-item>
          <text:list>
            <text:list-item>
              <text:p text:style-name="P88"><text:span text:style-name="T65">100 billion = </text:span><text:span text:style-name="T71">100 </text:span><text:span text:style-name="T71"><draw:g text:anchor-type="as-char" svg:y="-0.0835in" draw:z-index="2" draw:name="Shape6" draw:style-name="gr1"><svg:title>TexMaths</svg:title><svg:desc>13§inline§\times§svg§600§FALSE§</svg:desc><draw:frame draw:style-name="gr5" draw:text-style-name="P94" svg:width="0.113in" svg:height="0.0953in" svg:x="0in" svg:y="0in"><draw:image xlink:href="Pictures/1000059000000111000000EA42103FE9311A769E.svg" xlink:type="simple" xlink:show="embed" xlink:actuate="onLoad" draw:mime-type="image/svg+xml"><text:p/></draw:image><draw:image xlink:href="Pictures/100002010000000A000000090CBFD8130AC9AA8C.png" xlink:type="simple" xlink:show="embed" xlink:actuate="onLoad" draw:mime-type="image/png"/></draw:frame></draw:g></text:span><text:span text:style-name="T71"><text:s/>10</text:span><text:span text:style-name="T24">9</text:span><text:span text:style-name="T71"> =</text:span><text:span text:style-name="T66"> </text:span><text:span text:style-name="T65">10</text:span><text:span text:style-name="T23">11</text:span></text:p>
            </text:list-item>
          </text:list>
        </text:list-item>
      </text:list>
      <text:list xml:id="list190619001145827" text:continue-list="list190619781914447" text:style-name="L3">
        <text:list-item>
          <text:p text:style-name="P87"><text:span text:style-name="T67">Using </text:span><text:span text:style-name="T77">Google </text:span><text:span text:style-name="T78">M</text:span><text:span text:style-name="T77">aps </text:span><text:span text:style-name="T81">and </text:span><text:span text:style-name="T82">its </text:span><text:span text:style-name="T83">measure distance</text:span><text:span text:style-name="T33"> </text:span><text:span text:style-name="T81">tool</text:span><text:span text:style-name="T67">, find a city that is roug</text:span><text:span text:style-name="T68">h</text:span><text:span text:style-name="T67">ly this distance from Iowa City.</text:span></text:p>
        </text:list-item>
      </text:list>
      <text:list xml:id="list1313110062" text:style-name="L6">
        <text:list-item>
          <text:list>
            <text:list-item>
              <text:p text:style-name="P89"><text:span text:style-name="T69">R</text:span><text:span text:style-name="T70">ight click and select "measure distance" to use the distance tool.</text:span><text:span text:style-name="T78"> </text:span><text:span text:style-name="T79">You can switch </text:span><text:span text:style-name="T80">between metric and english </text:span><text:span text:style-name="T79">units by clicking on the scale at the bottom right of the page.</text:span></text:p>
            </text:list-item>
          </text:list>
        </text:list-item>
      </text:list>
      <text:p text:style-name="P1"/>
      <text:p text:style-name="P1"/>
      <table:table table:name="Table6" table:style-name="Table6">
        <table:table-column table:style-name="Table6.A" table:number-columns-repeated="2"/>
        <table:table-row table:style-name="Table6.1">
          <table:table-cell table:style-name="Table6.A1" office:value-type="string">
            <text:p text:style-name="P4">TA</text:p>
          </table:table-cell>
          <table:table-cell table:style-name="Table6.B1" office:value-type="string">
            <text:p text:style-name="P3"/>
          </table:table-cell>
        </table:table-row>
      </table:table>
      <text:p text:style-name="P2"/>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MU Serif" fo:font-family="'CMU Serif'" style:font-family-generic="roman"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6T16:30:01.089491230</meta:creation-date>
    <dc:date>2021-08-28T19:06:18.667204165</dc:date>
    <meta:editing-duration>PT19H17M15S</meta:editing-duration>
    <meta:editing-cycles>323</meta:editing-cycles>
    <meta:generator>LibreOffice/7.1.5.2$Linux_X86_64 LibreOffice_project/10$Build-2</meta:generator>
    <meta:document-statistic meta:table-count="5" meta:image-count="0" meta:object-count="0" meta:page-count="8" meta:paragraph-count="100" meta:word-count="907" meta:character-count="4946" meta:non-whitespace-character-count="4022"/>
  </office:meta>
</office:document-meta>
</file>